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shapes>
          <draw:frame draw:z-index="0" draw:style-name="gr1" draw:text-style-name="P1" svg:width="15.997cm" svg:height="9.004cm" svg:x="20.045cm" svg:y="2.019cm">
            <draw:object draw:notify-on-update-of-ranges="Tabelle1.F11:Tabelle1.F100 Tabelle1.B10:Tabelle1.B10 Tabelle1.B11:Tabelle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Vdd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1</text:p>
          </table:table-cell>
          <table:table-cell table:style-name="ce1" office:value-type="float" office:value="1000000" calcext:value-type="float">
            <text:p>1,00E+06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2</text:p>
          </table:table-cell>
          <table:table-cell table:style-name="ce1" office:value-type="float" office:value="100000" calcext:value-type="float">
            <text:p>1,00E+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s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R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R2//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sens</text:p>
          </table:table-cell>
          <table:table-cell office:value-type="string" calcext:value-type="string">
            <text:p>LSB</text:p>
          </table:table-cell>
        </table:table-row>
        <table:table-row table:style-name="ro1">
          <table:table-cell office:value-type="float" office:value="5000000" calcext:value-type="float">
            <text:p>5,00E+06</text:p>
          </table:table-cell>
          <table:table-cell table:formula="of:=1/[.A11]*100000000" office:value-type="float" office:value="20" calcext:value-type="float">
            <text:p>20</text:p>
          </table:table-cell>
          <table:table-cell table:formula="of:=1/(1/[.A11]+1/[.$B$3])" office:value-type="float" office:value="98039.2156862745" calcext:value-type="float">
            <text:p>98039,2156862745</text:p>
          </table:table-cell>
          <table:table-cell table:formula="of:=[.$B$1]/([.$B$2]*2+[.C11])" office:value-type="float" office:value="0.00000157289719626168" calcext:value-type="float">
            <text:p>1,57289719626168E-06</text:p>
          </table:table-cell>
          <table:table-cell table:formula="of:=[.$B$4]*([.D11]*[.C11])+1.5" office:value-type="float" office:value="2.57943925233645" calcext:value-type="float">
            <text:p>2,57943925233645</text:p>
          </table:table-cell>
          <table:table-cell table:formula="of:=[.E11]/[.$B$1]*2^[.$B$5]" office:value-type="float" office:value="51226.1002548853" calcext:value-type="float">
            <text:p>51226,1002548853</text:p>
          </table:table-cell>
        </table:table-row>
        <table:table-row table:style-name="ro1">
          <table:table-cell table:formula="of:=[.A11]/1.07177346253629" office:value-type="float" office:value="4665164.95768404" calcext:value-type="float">
            <text:p>4,67E+06</text:p>
          </table:table-cell>
          <table:table-cell table:formula="of:=1/[.A12]*100000000" office:value-type="float" office:value="21.4354692507259" calcext:value-type="float">
            <text:p>21,4354692507259</text:p>
          </table:table-cell>
          <table:table-cell table:formula="of:=1/(1/[.A12]+1/[.$B$3])" office:value-type="float" office:value="97901.4367626719" calcext:value-type="float">
            <text:p>97901,4367626719</text:p>
          </table:table-cell>
          <table:table-cell table:formula="of:=[.$B$1]/([.$B$2]*2+[.C12])" office:value-type="float" office:value="0.00000157300049572029" calcext:value-type="float">
            <text:p>1,57300049572029E-06</text:p>
          </table:table-cell>
          <table:table-cell table:formula="of:=[.$B$4]*([.D12]*[.C12])+1.5" office:value-type="float" office:value="2.57799305991588" calcext:value-type="float">
            <text:p>2,57799305991588</text:p>
          </table:table-cell>
          <table:table-cell table:formula="of:=[.E12]/[.$B$1]*2^[.$B$5]" office:value-type="float" office:value="51197.3797498931" calcext:value-type="float">
            <text:p>51197,3797498931</text:p>
          </table:table-cell>
        </table:table-row>
        <table:table-row table:style-name="ro1">
          <table:table-cell table:formula="of:=[.A12]/1.07177346253629" office:value-type="float" office:value="4352752.81648062" calcext:value-type="float">
            <text:p>4,35E+06</text:p>
          </table:table-cell>
          <table:table-cell table:formula="of:=1/[.A13]*100000000" office:value-type="float" office:value="22.9739670999407" calcext:value-type="float">
            <text:p>22,9739670999407</text:p>
          </table:table-cell>
          <table:table-cell table:formula="of:=1/(1/[.A13]+1/[.$B$3])" office:value-type="float" office:value="97754.1982651748" calcext:value-type="float">
            <text:p>97754,1982651748</text:p>
          </table:table-cell>
          <table:table-cell table:formula="of:=[.$B$1]/([.$B$2]*2+[.C13])" office:value-type="float" office:value="0.00000157311090247326" calcext:value-type="float">
            <text:p>1,57311090247326E-06</text:p>
          </table:table-cell>
          <table:table-cell table:formula="of:=[.$B$4]*([.D13]*[.C13])+1.5" office:value-type="float" office:value="2.57644736537435" calcext:value-type="float">
            <text:p>2,57644736537435</text:p>
          </table:table-cell>
          <table:table-cell table:formula="of:=[.E13]/[.$B$1]*2^[.$B$5]" office:value-type="float" office:value="51166.6831930829" calcext:value-type="float">
            <text:p>51166,6831930829</text:p>
          </table:table-cell>
        </table:table-row>
        <table:table-row table:style-name="ro1">
          <table:table-cell table:formula="of:=[.A13]/1.07177346253629" office:value-type="float" office:value="4061261.98178118" calcext:value-type="float">
            <text:p>4,06E+06</text:p>
          </table:table-cell>
          <table:table-cell table:formula="of:=1/[.A14]*100000000" office:value-type="float" office:value="24.6228882668983" calcext:value-type="float">
            <text:p>24,6228882668983</text:p>
          </table:table-cell>
          <table:table-cell table:formula="of:=1/(1/[.A14]+1/[.$B$3])" office:value-type="float" office:value="97596.8828581853" calcext:value-type="float">
            <text:p>97596,8828581853</text:p>
          </table:table-cell>
          <table:table-cell table:formula="of:=[.$B$1]/([.$B$2]*2+[.C14])" office:value-type="float" office:value="0.00000157322888252171" calcext:value-type="float">
            <text:p>1,57322888252171E-06</text:p>
          </table:table-cell>
          <table:table-cell table:formula="of:=[.$B$4]*([.D14]*[.C14])+1.5" office:value-type="float" office:value="2.57479564469609" calcext:value-type="float">
            <text:p>2,57479564469609</text:p>
          </table:table-cell>
          <table:table-cell table:formula="of:=[.E14]/[.$B$1]*2^[.$B$5]" office:value-type="float" office:value="51133.8810214555" calcext:value-type="float">
            <text:p>51133,8810214555</text:p>
          </table:table-cell>
        </table:table-row>
        <table:table-row table:style-name="ro1">
          <table:table-cell table:formula="of:=[.A14]/1.07177346253629" office:value-type="float" office:value="3789291.416276" calcext:value-type="float">
            <text:p>3,79E+06</text:p>
          </table:table-cell>
          <table:table-cell table:formula="of:=1/[.A15]*100000000" office:value-type="float" office:value="26.3901582154579" calcext:value-type="float">
            <text:p>26,3901582154579</text:p>
          </table:table-cell>
          <table:table-cell table:formula="of:=1/(1/[.A15]+1/[.$B$3])" office:value-type="float" office:value="97428.8375619909" calcext:value-type="float">
            <text:p>97428,8375619909</text:p>
          </table:table-cell>
          <table:table-cell table:formula="of:=[.$B$1]/([.$B$2]*2+[.C15])" office:value-type="float" office:value="0.00000157335492909302" calcext:value-type="float">
            <text:p>1,57335492909302E-06</text:p>
          </table:table-cell>
          <table:table-cell table:formula="of:=[.$B$4]*([.D15]*[.C15])+1.5" office:value-type="float" office:value="2.57303099269773" calcext:value-type="float">
            <text:p>2,57303099269773</text:p>
          </table:table-cell>
          <table:table-cell table:formula="of:=[.E15]/[.$B$1]*2^[.$B$5]" office:value-type="float" office:value="51098.8361022541" calcext:value-type="float">
            <text:p>51098,8361022541</text:p>
          </table:table-cell>
        </table:table-row>
        <table:table-row table:style-name="ro1">
          <table:table-cell table:formula="of:=[.A15]/1.07177346253629" office:value-type="float" office:value="3535533.90593274" calcext:value-type="float">
            <text:p>3,54E+06</text:p>
          </table:table-cell>
          <table:table-cell table:formula="of:=1/[.A16]*100000000" office:value-type="float" office:value="28.2842712474619" calcext:value-type="float">
            <text:p>28,2842712474619</text:p>
          </table:table-cell>
          <table:table-cell table:formula="of:=1/(1/[.A16]+1/[.$B$3])" office:value-type="float" office:value="97249.3723731523" calcext:value-type="float">
            <text:p>97249,3723731523</text:p>
          </table:table-cell>
          <table:table-cell table:formula="of:=[.$B$1]/([.$B$2]*2+[.C16])" office:value-type="float" office:value="0.00000157348956374504" calcext:value-type="float">
            <text:p>1,57348956374504E-06</text:p>
          </table:table-cell>
          <table:table-cell table:formula="of:=[.$B$4]*([.D16]*[.C16])+1.5" office:value-type="float" office:value="2.57114610756938" calcext:value-type="float">
            <text:p>2,57114610756938</text:p>
          </table:table-cell>
          <table:table-cell table:formula="of:=[.E16]/[.$B$1]*2^[.$B$5]" office:value-type="float" office:value="51061.4034259596" calcext:value-type="float">
            <text:p>51061,4034259596</text:p>
          </table:table-cell>
        </table:table-row>
        <table:table-row table:style-name="ro1">
          <table:table-cell table:formula="of:=[.A16]/1.07177346253629" office:value-type="float" office:value="3298769.77693224" calcext:value-type="float">
            <text:p>3,30E+06</text:p>
          </table:table-cell>
          <table:table-cell table:formula="of:=1/[.A17]*100000000" office:value-type="float" office:value="30.314331330208" calcext:value-type="float">
            <text:p>30,314331330208</text:p>
          </table:table-cell>
          <table:table-cell table:formula="of:=1/(1/[.A17]+1/[.$B$3])" office:value-type="float" office:value="97057.7589374041" calcext:value-type="float">
            <text:p>97057,7589374041</text:p>
          </table:table-cell>
          <table:table-cell table:formula="of:=[.$B$1]/([.$B$2]*2+[.C17])" office:value-type="float" office:value="0.00000157363333743947" calcext:value-type="float">
            <text:p>1,57363333743947E-06</text:p>
          </table:table-cell>
          <table:table-cell table:formula="of:=[.$B$4]*([.D17]*[.C17])+1.5" office:value-type="float" office:value="2.56913327584744" calcext:value-type="float">
            <text:p>2,56913327584744</text:p>
          </table:table-cell>
          <table:table-cell table:formula="of:=[.E17]/[.$B$1]*2^[.$B$5]" office:value-type="float" office:value="51021.4298078599" calcext:value-type="float">
            <text:p>51021,4298078599</text:p>
          </table:table-cell>
        </table:table-row>
        <table:table-row table:style-name="ro1">
          <table:table-cell table:formula="of:=[.A17]/1.07177346253629" office:value-type="float" office:value="3077861.03336229" calcext:value-type="float">
            <text:p>3,08E+06</text:p>
          </table:table-cell>
          <table:table-cell table:formula="of:=1/[.A18]*100000000" office:value-type="float" office:value="32.4900958542494" calcext:value-type="float">
            <text:p>32,4900958542494</text:p>
          </table:table-cell>
          <table:table-cell table:formula="of:=1/(1/[.A18]+1/[.$B$3])" office:value-type="float" office:value="96853.2292963674" calcext:value-type="float">
            <text:p>96853,2292963674</text:p>
          </table:table-cell>
          <table:table-cell table:formula="of:=[.$B$1]/([.$B$2]*2+[.C18])" office:value-type="float" office:value="0.00000157378683156921" calcext:value-type="float">
            <text:p>1,57378683156921E-06</text:p>
          </table:table-cell>
          <table:table-cell table:formula="of:=[.$B$4]*([.D18]*[.C18])+1.5" office:value-type="float" office:value="2.56698435803103" calcext:value-type="float">
            <text:p>2,56698435803103</text:p>
          </table:table-cell>
          <table:table-cell table:formula="of:=[.E18]/[.$B$1]*2^[.$B$5]" office:value-type="float" office:value="50978.7536024006" calcext:value-type="float">
            <text:p>50978,7536024006</text:p>
          </table:table-cell>
        </table:table-row>
        <table:table-row table:style-name="ro1">
          <table:table-cell table:formula="of:=[.A18]/1.07177346253629" office:value-type="float" office:value="2871745.88749259" calcext:value-type="float">
            <text:p>2,87E+06</text:p>
          </table:table-cell>
          <table:table-cell table:formula="of:=1/[.A19]*100000000" office:value-type="float" office:value="34.822022531845" calcext:value-type="float">
            <text:p>34,822022531845</text:p>
          </table:table-cell>
          <table:table-cell table:formula="of:=1/(1/[.A19]+1/[.$B$3])" office:value-type="float" office:value="96634.9747325006" calcext:value-type="float">
            <text:p>96634,9747325006</text:p>
          </table:table-cell>
          <table:table-cell table:formula="of:=[.$B$1]/([.$B$2]*2+[.C19])" office:value-type="float" office:value="0.00000157395065892242" calcext:value-type="float">
            <text:p>1,57395065892242E-06</text:p>
          </table:table-cell>
          <table:table-cell table:formula="of:=[.$B$4]*([.D19]*[.C19])+1.5" office:value-type="float" office:value="2.56469077508619" calcext:value-type="float">
            <text:p>2,56469077508619</text:p>
          </table:table-cell>
          <table:table-cell table:formula="of:=[.E19]/[.$B$1]*2^[.$B$5]" office:value-type="float" office:value="50933.2044351663" calcext:value-type="float">
            <text:p>50933,2044351663</text:p>
          </table:table-cell>
        </table:table-row>
        <table:table-row table:style-name="ro1">
          <table:table-cell table:formula="of:=[.A19]/1.07177346253629" office:value-type="float" office:value="2679433.65634073" calcext:value-type="float">
            <text:p>2,68E+06</text:p>
          </table:table-cell>
          <table:table-cell table:formula="of:=1/[.A20]*100000000" office:value-type="float" office:value="37.3213196614723" calcext:value-type="float">
            <text:p>37,3213196614723</text:p>
          </table:table-cell>
          <table:table-cell table:formula="of:=1/(1/[.A20]+1/[.$B$3])" office:value-type="float" office:value="96402.1447401031" calcext:value-type="float">
            <text:p>96402,1447401031</text:p>
          </table:table-cell>
          <table:table-cell table:formula="of:=[.$B$1]/([.$B$2]*2+[.C20])" office:value-type="float" office:value="0.00000157412546456306" calcext:value-type="float">
            <text:p>1,57412546456306E-06</text:p>
          </table:table-cell>
          <table:table-cell table:formula="of:=[.$B$4]*([.D20]*[.C20])+1.5" office:value-type="float" office:value="2.56224349611723" calcext:value-type="float">
            <text:p>2,56224349611723</text:p>
          </table:table-cell>
          <table:table-cell table:formula="of:=[.E20]/[.$B$1]*2^[.$B$5]" office:value-type="float" office:value="50884.602958042" calcext:value-type="float">
            <text:p>50884,602958042</text:p>
          </table:table-cell>
        </table:table-row>
        <table:table-row table:style-name="ro1">
          <table:table-cell table:formula="of:=[.A20]/1.07177346253629" office:value-type="float" office:value="2500000" calcext:value-type="float">
            <text:p>2,50E+06</text:p>
          </table:table-cell>
          <table:table-cell table:formula="of:=1/[.A21]*100000000" office:value-type="float" office:value="40" calcext:value-type="float">
            <text:p>40</text:p>
          </table:table-cell>
          <table:table-cell table:formula="of:=1/(1/[.A21]+1/[.$B$3])" office:value-type="float" office:value="96153.8461538462" calcext:value-type="float">
            <text:p>96153,8461538462</text:p>
          </table:table-cell>
          <table:table-cell table:formula="of:=[.$B$1]/([.$B$2]*2+[.C21])" office:value-type="float" office:value="0.0000015743119266055" calcext:value-type="float">
            <text:p>1,5743119266055E-06</text:p>
          </table:table-cell>
          <table:table-cell table:formula="of:=[.$B$4]*([.D21]*[.C21])+1.5" office:value-type="float" office:value="2.55963302752294" calcext:value-type="float">
            <text:p>2,55963302752294</text:p>
          </table:table-cell>
          <table:table-cell table:formula="of:=[.E21]/[.$B$1]*2^[.$B$5]" office:value-type="float" office:value="50832.7606338616" calcext:value-type="float">
            <text:p>50832,7606338616</text:p>
          </table:table-cell>
        </table:table-row>
        <table:table-row table:style-name="ro1">
          <table:table-cell table:formula="of:=[.A21]/1.07177346253629" office:value-type="float" office:value="2332582.47884202" calcext:value-type="float">
            <text:p>2,33E+06</text:p>
          </table:table-cell>
          <table:table-cell table:formula="of:=1/[.A22]*100000000" office:value-type="float" office:value="42.8709385014517" calcext:value-type="float">
            <text:p>42,8709385014517</text:p>
          </table:table-cell>
          <table:table-cell table:formula="of:=1/(1/[.A22]+1/[.$B$3])" office:value-type="float" office:value="95889.142470203" calcext:value-type="float">
            <text:p>95889,142470203</text:p>
          </table:table-cell>
          <table:table-cell table:formula="of:=[.$B$1]/([.$B$2]*2+[.C22])" office:value-type="float" office:value="0.00000157451075685742" calcext:value-type="float">
            <text:p>1,57451075685742E-06</text:p>
          </table:table-cell>
          <table:table-cell table:formula="of:=[.$B$4]*([.D22]*[.C22])+1.5" office:value-type="float" office:value="2.55684940399617" calcext:value-type="float">
            <text:p>2,55684940399617</text:p>
          </table:table-cell>
          <table:table-cell table:formula="of:=[.E22]/[.$B$1]*2^[.$B$5]" office:value-type="float" office:value="50777.4795576646" calcext:value-type="float">
            <text:p>50777,4795576646</text:p>
          </table:table-cell>
        </table:table-row>
        <table:table-row table:style-name="ro1">
          <table:table-cell table:formula="of:=[.A22]/1.07177346253629" office:value-type="float" office:value="2176376.40824031" calcext:value-type="float">
            <text:p>2,18E+06</text:p>
          </table:table-cell>
          <table:table-cell table:formula="of:=1/[.A23]*100000000" office:value-type="float" office:value="45.9479341998814" calcext:value-type="float">
            <text:p>45,9479341998814</text:p>
          </table:table-cell>
          <table:table-cell table:formula="of:=1/(1/[.A23]+1/[.$B$3])" office:value-type="float" office:value="95607.0534012737" calcext:value-type="float">
            <text:p>95607,0534012737</text:p>
          </table:table-cell>
          <table:table-cell table:formula="of:=[.$B$1]/([.$B$2]*2+[.C23])" office:value-type="float" office:value="0.0000015747227013022" calcext:value-type="float">
            <text:p>1,5747227013022E-06</text:p>
          </table:table-cell>
          <table:table-cell table:formula="of:=[.$B$4]*([.D23]*[.C23])+1.5" office:value-type="float" office:value="2.55388218176918" calcext:value-type="float">
            <text:p>2,55388218176918</text:p>
          </table:table-cell>
          <table:table-cell table:formula="of:=[.E23]/[.$B$1]*2^[.$B$5]" office:value-type="float" office:value="50718.5523225531" calcext:value-type="float">
            <text:p>50718,5523225531</text:p>
          </table:table-cell>
        </table:table-row>
        <table:table-row table:style-name="ro1">
          <table:table-cell table:formula="of:=[.A23]/1.07177346253629" office:value-type="float" office:value="2030630.99089059" calcext:value-type="float">
            <text:p>2,03E+06</text:p>
          </table:table-cell>
          <table:table-cell table:formula="of:=1/[.A24]*100000000" office:value-type="float" office:value="49.2457765337966" calcext:value-type="float">
            <text:p>49,2457765337966</text:p>
          </table:table-cell>
          <table:table-cell table:formula="of:=1/(1/[.A24]+1/[.$B$3])" office:value-type="float" office:value="95306.5547048013" calcext:value-type="float">
            <text:p>95306,5547048013</text:p>
          </table:table-cell>
          <table:table-cell table:formula="of:=[.$B$1]/([.$B$2]*2+[.C24])" office:value-type="float" office:value="0.00000157494854038908" calcext:value-type="float">
            <text:p>1,57494854038908E-06</text:p>
          </table:table-cell>
          <table:table-cell table:formula="of:=[.$B$4]*([.D24]*[.C24])+1.5" office:value-type="float" office:value="2.55072043455287" calcext:value-type="float">
            <text:p>2,55072043455287</text:p>
          </table:table-cell>
          <table:table-cell table:formula="of:=[.E24]/[.$B$1]*2^[.$B$5]" office:value-type="float" office:value="50655.7619390476" calcext:value-type="float">
            <text:p>50655,7619390476</text:p>
          </table:table-cell>
        </table:table-row>
        <table:table-row table:style-name="ro1">
          <table:table-cell table:formula="of:=[.A24]/1.07177346253629" office:value-type="float" office:value="1894645.708138" calcext:value-type="float">
            <text:p>1,89E+06</text:p>
          </table:table-cell>
          <table:table-cell table:formula="of:=1/[.A25]*100000000" office:value-type="float" office:value="52.7803164309157" calcext:value-type="float">
            <text:p>52,7803164309157</text:p>
          </table:table-cell>
          <table:table-cell table:formula="of:=1/(1/[.A25]+1/[.$B$3])" office:value-type="float" office:value="94986.5783385988" calcext:value-type="float">
            <text:p>94986,5783385988</text:p>
          </table:table-cell>
          <table:table-cell table:formula="of:=[.$B$1]/([.$B$2]*2+[.C25])" office:value-type="float" office:value="0.00000157518908909527" calcext:value-type="float">
            <text:p>1,57518908909527E-06</text:p>
          </table:table-cell>
          <table:table-cell table:formula="of:=[.$B$4]*([.D25]*[.C25])+1.5" office:value-type="float" office:value="2.54735275266618" calcext:value-type="float">
            <text:p>2,54735275266618</text:p>
          </table:table-cell>
          <table:table-cell table:formula="of:=[.E25]/[.$B$1]*2^[.$B$5]" office:value-type="float" office:value="50588.8818177972" calcext:value-type="float">
            <text:p>50588,8818177972</text:p>
          </table:table-cell>
        </table:table-row>
        <table:table-row table:style-name="ro1">
          <table:table-cell table:formula="of:=[.A25]/1.07177346253629" office:value-type="float" office:value="1767766.95296637" calcext:value-type="float">
            <text:p>1,77E+06</text:p>
          </table:table-cell>
          <table:table-cell table:formula="of:=1/[.A26]*100000000" office:value-type="float" office:value="56.5685424949238" calcext:value-type="float">
            <text:p>56,5685424949238</text:p>
          </table:table-cell>
          <table:table-cell table:formula="of:=1/(1/[.A26]+1/[.$B$3])" office:value-type="float" office:value="94646.0129920823" calcext:value-type="float">
            <text:p>94646,0129920823</text:p>
          </table:table-cell>
          <table:table-cell table:formula="of:=[.$B$1]/([.$B$2]*2+[.C26])" office:value-type="float" office:value="0.0000015754451967214" calcext:value-type="float">
            <text:p>1,5754451967214E-06</text:p>
          </table:table-cell>
          <table:table-cell table:formula="of:=[.$B$4]*([.D26]*[.C26])+1.5" office:value-type="float" office:value="2.54376724590045" calcext:value-type="float">
            <text:p>2,54376724590045</text:p>
          </table:table-cell>
          <table:table-cell table:formula="of:=[.E26]/[.$B$1]*2^[.$B$5]" office:value-type="float" office:value="50517.6758264642" calcext:value-type="float">
            <text:p>50517,6758264642</text:p>
          </table:table-cell>
        </table:table-row>
        <table:table-row table:style-name="ro1">
          <table:table-cell table:formula="of:=[.A26]/1.07177346253629" office:value-type="float" office:value="1649384.88846612" calcext:value-type="float">
            <text:p>1,65E+06</text:p>
          </table:table-cell>
          <table:table-cell table:formula="of:=1/[.A27]*100000000" office:value-type="float" office:value="60.6286626604159" calcext:value-type="float">
            <text:p>60,6286626604159</text:p>
          </table:table-cell>
          <table:table-cell table:formula="of:=1/(1/[.A27]+1/[.$B$3])" office:value-type="float" office:value="94283.7050520265" calcext:value-type="float">
            <text:p>94283,7050520265</text:p>
          </table:table-cell>
          <table:table-cell table:formula="of:=[.$B$1]/([.$B$2]*2+[.C27])" office:value-type="float" office:value="0.00000157571774637764" calcext:value-type="float">
            <text:p>1,57571774637764E-06</text:p>
          </table:table-cell>
          <table:table-cell table:formula="of:=[.$B$4]*([.D27]*[.C27])+1.5" office:value-type="float" office:value="2.539951550713" calcext:value-type="float">
            <text:p>2,539951550713</text:p>
          </table:table-cell>
          <table:table-cell table:formula="of:=[.E27]/[.$B$1]*2^[.$B$5]" office:value-type="float" office:value="50441.8984325839" calcext:value-type="float">
            <text:p>50441,8984325839</text:p>
          </table:table-cell>
        </table:table-row>
        <table:table-row table:style-name="ro1">
          <table:table-cell table:formula="of:=[.A27]/1.07177346253629" office:value-type="float" office:value="1538930.51668115" calcext:value-type="float">
            <text:p>1,54E+06</text:p>
          </table:table-cell>
          <table:table-cell table:formula="of:=1/[.A28]*100000000" office:value-type="float" office:value="64.9801917084988" calcext:value-type="float">
            <text:p>64,9801917084988</text:p>
          </table:table-cell>
          <table:table-cell table:formula="of:=1/(1/[.A28]+1/[.$B$3])" office:value-type="float" office:value="93898.460063914" calcext:value-type="float">
            <text:p>93898,460063914</text:p>
          </table:table-cell>
          <table:table-cell table:formula="of:=[.$B$1]/([.$B$2]*2+[.C28])" office:value-type="float" office:value="0.00000157600765411484" calcext:value-type="float">
            <text:p>1,57600765411484E-06</text:p>
          </table:table-cell>
          <table:table-cell table:formula="of:=[.$B$4]*([.D28]*[.C28])+1.5" office:value-type="float" office:value="2.53589284239227" calcext:value-type="float">
            <text:p>2,53589284239227</text:p>
          </table:table-cell>
          <table:table-cell table:formula="of:=[.E28]/[.$B$1]*2^[.$B$5]" office:value-type="float" office:value="50361.2949451576" calcext:value-type="float">
            <text:p>50361,2949451576</text:p>
          </table:table-cell>
        </table:table-row>
        <table:table-row table:style-name="ro1">
          <table:table-cell table:formula="of:=[.A28]/1.07177346253629" office:value-type="float" office:value="1435872.94374629" calcext:value-type="float">
            <text:p>1,44E+06</text:p>
          </table:table-cell>
          <table:table-cell table:formula="of:=1/[.A29]*100000000" office:value-type="float" office:value="69.6440450636899" calcext:value-type="float">
            <text:p>69,6440450636899</text:p>
          </table:table-cell>
          <table:table-cell table:formula="of:=1/(1/[.A29]+1/[.$B$3])" office:value-type="float" office:value="93489.0447541787" calcext:value-type="float">
            <text:p>93489,0447541787</text:p>
          </table:table-cell>
          <table:table-cell table:formula="of:=[.$B$1]/([.$B$2]*2+[.C29])" office:value-type="float" office:value="0.00000157631586765122" calcext:value-type="float">
            <text:p>1,57631586765122E-06</text:p>
          </table:table-cell>
          <table:table-cell table:formula="of:=[.$B$4]*([.D29]*[.C29])+1.5" office:value-type="float" office:value="2.53157785288297" calcext:value-type="float">
            <text:p>2,53157785288297</text:p>
          </table:table-cell>
          <table:table-cell table:formula="of:=[.E29]/[.$B$1]*2^[.$B$5]" office:value-type="float" office:value="50275.6018686479" calcext:value-type="float">
            <text:p>50275,6018686479</text:p>
          </table:table-cell>
        </table:table-row>
        <table:table-row table:style-name="ro1">
          <table:table-cell table:formula="of:=[.A29]/1.07177346253629" office:value-type="float" office:value="1339716.82817037" calcext:value-type="float">
            <text:p>1,34E+06</text:p>
          </table:table-cell>
          <table:table-cell table:formula="of:=1/[.A30]*100000000" office:value-type="float" office:value="74.6426393229446" calcext:value-type="float">
            <text:p>74,6426393229446</text:p>
          </table:table-cell>
          <table:table-cell table:formula="of:=1/(1/[.A30]+1/[.$B$3])" office:value-type="float" office:value="93054.1896820722" calcext:value-type="float">
            <text:p>93054,1896820722</text:p>
          </table:table-cell>
          <table:table-cell table:formula="of:=[.$B$1]/([.$B$2]*2+[.C30])" office:value-type="float" office:value="0.00000157664336464278" calcext:value-type="float">
            <text:p>1,57664336464278E-06</text:p>
          </table:table-cell>
          <table:table-cell table:formula="of:=[.$B$4]*([.D30]*[.C30])+1.5" office:value-type="float" office:value="2.52699289500115" calcext:value-type="float">
            <text:p>2,52699289500115</text:p>
          </table:table-cell>
          <table:table-cell table:formula="of:=[.E30]/[.$B$1]*2^[.$B$5]" office:value-type="float" office:value="50184.5473838773" calcext:value-type="float">
            <text:p>50184,5473838773</text:p>
          </table:table-cell>
        </table:table-row>
        <table:table-row table:style-name="ro1">
          <table:table-cell table:formula="of:=[.A30]/1.07177346253629" office:value-type="float" office:value="1250000" calcext:value-type="float">
            <text:p>1,25E+06</text:p>
          </table:table-cell>
          <table:table-cell table:formula="of:=1/[.A31]*100000000" office:value-type="float" office:value="80" calcext:value-type="float">
            <text:p>80</text:p>
          </table:table-cell>
          <table:table-cell table:formula="of:=1/(1/[.A31]+1/[.$B$3])" office:value-type="float" office:value="92592.5925925926" calcext:value-type="float">
            <text:p>92592,5925925926</text:p>
          </table:table-cell>
          <table:table-cell table:formula="of:=[.$B$1]/([.$B$2]*2+[.C31])" office:value-type="float" office:value="0.00000157699115044248" calcext:value-type="float">
            <text:p>1,57699115044248E-06</text:p>
          </table:table-cell>
          <table:table-cell table:formula="of:=[.$B$4]*([.D31]*[.C31])+1.5" office:value-type="float" office:value="2.52212389380531" calcext:value-type="float">
            <text:p>2,52212389380531</text:p>
          </table:table-cell>
          <table:table-cell table:formula="of:=[.E31]/[.$B$1]*2^[.$B$5]" office:value-type="float" office:value="50087.8519710378" calcext:value-type="float">
            <text:p>50087,8519710378</text:p>
          </table:table-cell>
        </table:table-row>
        <table:table-row table:style-name="ro1">
          <table:table-cell table:formula="of:=[.A31]/1.07177346253629" office:value-type="float" office:value="1166291.23942101" calcext:value-type="float">
            <text:p>1,17E+06</text:p>
          </table:table-cell>
          <table:table-cell table:formula="of:=1/[.A32]*100000000" office:value-type="float" office:value="85.7418770029034" calcext:value-type="float">
            <text:p>85,7418770029034</text:p>
          </table:table-cell>
          <table:table-cell table:formula="of:=1/(1/[.A32]+1/[.$B$3])" office:value-type="float" office:value="92102.9225436541" calcext:value-type="float">
            <text:p>92102,9225436541</text:p>
          </table:table-cell>
          <table:table-cell table:formula="of:=[.$B$1]/([.$B$2]*2+[.C32])" office:value-type="float" office:value="0.00000157736025529171" calcext:value-type="float">
            <text:p>1,57736025529171E-06</text:p>
          </table:table-cell>
          <table:table-cell table:formula="of:=[.$B$4]*([.D32]*[.C32])+1.5" office:value-type="float" office:value="2.516956425916" calcext:value-type="float">
            <text:p>2,516956425916</text:p>
          </table:table-cell>
          <table:table-cell table:formula="of:=[.E32]/[.$B$1]*2^[.$B$5]" office:value-type="float" office:value="49985.2291905548" calcext:value-type="float">
            <text:p>49985,2291905548</text:p>
          </table:table-cell>
        </table:table-row>
        <table:table-row table:style-name="ro1">
          <table:table-cell table:formula="of:=[.A32]/1.07177346253629" office:value-type="float" office:value="1088188.20412016" calcext:value-type="float">
            <text:p>1,09E+06</text:p>
          </table:table-cell>
          <table:table-cell table:formula="of:=1/[.A33]*100000000" office:value-type="float" office:value="91.8958683997628" calcext:value-type="float">
            <text:p>91,8958683997628</text:p>
          </table:table-cell>
          <table:table-cell table:formula="of:=1/(1/[.A33]+1/[.$B$3])" office:value-type="float" office:value="91583.8248811728" calcext:value-type="float">
            <text:p>91583,8248811728</text:p>
          </table:table-cell>
          <table:table-cell table:formula="of:=[.$B$1]/([.$B$2]*2+[.C33])" office:value-type="float" office:value="0.00000157775173088627" calcext:value-type="float">
            <text:p>1,57775173088627E-06</text:p>
          </table:table-cell>
          <table:table-cell table:formula="of:=[.$B$4]*([.D33]*[.C33])+1.5" office:value-type="float" office:value="2.51147576759219" calcext:value-type="float">
            <text:p>2,51147576759219</text:p>
          </table:table-cell>
          <table:table-cell table:formula="of:=[.E33]/[.$B$1]*2^[.$B$5]" office:value-type="float" office:value="49876.3866378551" calcext:value-type="float">
            <text:p>49876,3866378551</text:p>
          </table:table-cell>
        </table:table-row>
        <table:table-row table:style-name="ro1">
          <table:table-cell table:formula="of:=[.A33]/1.07177346253629" office:value-type="float" office:value="1015315.4954453" calcext:value-type="float">
            <text:p>1,02E+06</text:p>
          </table:table-cell>
          <table:table-cell table:formula="of:=1/[.A34]*100000000" office:value-type="float" office:value="98.4915530675933" calcext:value-type="float">
            <text:p>98,4915530675933</text:p>
          </table:table-cell>
          <table:table-cell table:formula="of:=1/(1/[.A34]+1/[.$B$3])" office:value-type="float" office:value="91033.9271346648" calcext:value-type="float">
            <text:p>91033,9271346648</text:p>
          </table:table-cell>
          <table:table-cell table:formula="of:=[.$B$1]/([.$B$2]*2+[.C34])" office:value-type="float" office:value="0.00000157816664625905" calcext:value-type="float">
            <text:p>1,57816664625905E-06</text:p>
          </table:table-cell>
          <table:table-cell table:formula="of:=[.$B$4]*([.D34]*[.C34])+1.5" office:value-type="float" office:value="2.50566695237333" calcext:value-type="float">
            <text:p>2,50566695237333</text:p>
          </table:table-cell>
          <table:table-cell table:formula="of:=[.E34]/[.$B$1]*2^[.$B$5]" office:value-type="float" office:value="49761.0270881026" calcext:value-type="float">
            <text:p>49761,0270881026</text:p>
          </table:table-cell>
        </table:table-row>
        <table:table-row table:style-name="ro1">
          <table:table-cell table:formula="of:=[.A34]/1.07177346253629" office:value-type="float" office:value="947322.854069" calcext:value-type="float">
            <text:p>9,47E+05</text:p>
          </table:table-cell>
          <table:table-cell table:formula="of:=1/[.A35]*100000000" office:value-type="float" office:value="105.560632861831" calcext:value-type="float">
            <text:p>105,560632861831</text:p>
          </table:table-cell>
          <table:table-cell table:formula="of:=1/(1/[.A35]+1/[.$B$3])" office:value-type="float" office:value="90451.8459029624" calcext:value-type="float">
            <text:p>90451,8459029624</text:p>
          </table:table-cell>
          <table:table-cell table:formula="of:=[.$B$1]/([.$B$2]*2+[.C35])" office:value-type="float" office:value="0.00000157860608292299" calcext:value-type="float">
            <text:p>1,57860608292299E-06</text:p>
          </table:table-cell>
          <table:table-cell table:formula="of:=[.$B$4]*([.D35]*[.C35])+1.5" office:value-type="float" office:value="2.4995148390782" calcext:value-type="float">
            <text:p>2,4995148390782</text:p>
          </table:table-cell>
          <table:table-cell table:formula="of:=[.E35]/[.$B$1]*2^[.$B$5]" office:value-type="float" office:value="49638.8498466149" calcext:value-type="float">
            <text:p>49638,8498466149</text:p>
          </table:table-cell>
        </table:table-row>
        <table:table-row table:style-name="ro1">
          <table:table-cell table:formula="of:=[.A35]/1.07177346253629" office:value-type="float" office:value="883883.476483185" calcext:value-type="float">
            <text:p>8,84E+05</text:p>
          </table:table-cell>
          <table:table-cell table:formula="of:=1/[.A36]*100000000" office:value-type="float" office:value="113.137084989848" calcext:value-type="float">
            <text:p>113,137084989848</text:p>
          </table:table-cell>
          <table:table-cell table:formula="of:=1/(1/[.A36]+1/[.$B$3])" office:value-type="float" office:value="89836.1947943834" calcext:value-type="float">
            <text:p>89836,1947943834</text:p>
          </table:table-cell>
          <table:table-cell table:formula="of:=[.$B$1]/([.$B$2]*2+[.C36])" office:value-type="float" office:value="0.00000157907112922058" calcext:value-type="float">
            <text:p>1,57907112922058E-06</text:p>
          </table:table-cell>
          <table:table-cell table:formula="of:=[.$B$4]*([.D36]*[.C36])+1.5" office:value-type="float" office:value="2.49300419091193" calcext:value-type="float">
            <text:p>2,49300419091193</text:p>
          </table:table-cell>
          <table:table-cell table:formula="of:=[.E36]/[.$B$1]*2^[.$B$5]" office:value-type="float" office:value="49509.55231988" calcext:value-type="float">
            <text:p>49509,55231988</text:p>
          </table:table-cell>
        </table:table-row>
        <table:table-row table:style-name="ro1">
          <table:table-cell table:formula="of:=[.A36]/1.07177346253629" office:value-type="float" office:value="824692.44423306" calcext:value-type="float">
            <text:p>8,25E+05</text:p>
          </table:table-cell>
          <table:table-cell table:formula="of:=1/[.A37]*100000000" office:value-type="float" office:value="121.257325320832" calcext:value-type="float">
            <text:p>121,257325320832</text:p>
          </table:table-cell>
          <table:table-cell table:formula="of:=1/(1/[.A37]+1/[.$B$3])" office:value-type="float" office:value="89185.5934777384" calcext:value-type="float">
            <text:p>89185,5934777384</text:p>
          </table:table-cell>
          <table:table-cell table:formula="of:=[.$B$1]/([.$B$2]*2+[.C37])" office:value-type="float" office:value="0.00000157956287383099" calcext:value-type="float">
            <text:p>1,57956287383099E-06</text:p>
          </table:table-cell>
          <table:table-cell table:formula="of:=[.$B$4]*([.D37]*[.C37])+1.5" office:value-type="float" office:value="2.48611976636613" calcext:value-type="float">
            <text:p>2,48611976636613</text:p>
          </table:table-cell>
          <table:table-cell table:formula="of:=[.E37]/[.$B$1]*2^[.$B$5]" office:value-type="float" office:value="49372.8318207791" calcext:value-type="float">
            <text:p>49372,8318207791</text:p>
          </table:table-cell>
        </table:table-row>
        <table:table-row table:style-name="ro1">
          <table:table-cell table:formula="of:=[.A37]/1.07177346253629" office:value-type="float" office:value="769465.258340573" calcext:value-type="float">
            <text:p>7,69E+05</text:p>
          </table:table-cell>
          <table:table-cell table:formula="of:=1/[.A38]*100000000" office:value-type="float" office:value="129.960383416998" calcext:value-type="float">
            <text:p>129,960383416998</text:p>
          </table:table-cell>
          <table:table-cell table:formula="of:=1/(1/[.A38]+1/[.$B$3])" office:value-type="float" office:value="88498.6778895736" calcext:value-type="float">
            <text:p>88498,6778895736</text:p>
          </table:table-cell>
          <table:table-cell table:formula="of:=[.$B$1]/([.$B$2]*2+[.C38])" office:value-type="float" office:value="0.00000158008239839282" calcext:value-type="float">
            <text:p>1,58008239839282E-06</text:p>
          </table:table-cell>
          <table:table-cell table:formula="of:=[.$B$4]*([.D38]*[.C38])+1.5" office:value-type="float" office:value="2.47884642250046" calcext:value-type="float">
            <text:p>2,47884642250046</text:p>
          </table:table-cell>
          <table:table-cell table:formula="of:=[.E38]/[.$B$1]*2^[.$B$5]" office:value-type="float" office:value="49228.387619694" calcext:value-type="float">
            <text:p>49228,387619694</text:p>
          </table:table-cell>
        </table:table-row>
        <table:table-row table:style-name="ro1">
          <table:table-cell table:formula="of:=[.A38]/1.07177346253629" office:value-type="float" office:value="717936.471873147" calcext:value-type="float">
            <text:p>7,18E+05</text:p>
          </table:table-cell>
          <table:table-cell table:formula="of:=1/[.A39]*100000000" office:value-type="float" office:value="139.28809012738" calcext:value-type="float">
            <text:p>139,28809012738</text:p>
          </table:table-cell>
          <table:table-cell table:formula="of:=1/(1/[.A39]+1/[.$B$3])" office:value-type="float" office:value="87774.1116286218" calcext:value-type="float">
            <text:p>87774,1116286218</text:p>
          </table:table-cell>
          <table:table-cell table:formula="of:=[.$B$1]/([.$B$2]*2+[.C39])" office:value-type="float" office:value="0.00000158063076920987" calcext:value-type="float">
            <text:p>1,58063076920987E-06</text:p>
          </table:table-cell>
          <table:table-cell table:formula="of:=[.$B$4]*([.D39]*[.C39])+1.5" office:value-type="float" office:value="2.47116923106183" calcext:value-type="float">
            <text:p>2,47116923106183</text:p>
          </table:table-cell>
          <table:table-cell table:formula="of:=[.E39]/[.$B$1]*2^[.$B$5]" office:value-type="float" office:value="49075.9232505661" calcext:value-type="float">
            <text:p>49075,9232505661</text:p>
          </table:table-cell>
        </table:table-row>
        <table:table-row table:style-name="ro1">
          <table:table-cell table:formula="of:=[.A39]/1.07177346253629" office:value-type="float" office:value="669858.414085184" calcext:value-type="float">
            <text:p>6,70E+05</text:p>
          </table:table-cell>
          <table:table-cell table:formula="of:=1/[.A40]*100000000" office:value-type="float" office:value="149.285278645889" calcext:value-type="float">
            <text:p>149,285278645889</text:p>
          </table:table-cell>
          <table:table-cell table:formula="of:=1/(1/[.A40]+1/[.$B$3])" office:value-type="float" office:value="87010.5985502764" calcext:value-type="float">
            <text:p>87010,5985502764</text:p>
          </table:table-cell>
          <table:table-cell table:formula="of:=[.$B$1]/([.$B$2]*2+[.C40])" office:value-type="float" office:value="0.00000158120902801946" calcext:value-type="float">
            <text:p>1,58120902801946E-06</text:p>
          </table:table-cell>
          <table:table-cell table:formula="of:=[.$B$4]*([.D40]*[.C40])+1.5" office:value-type="float" office:value="2.46307360772752" calcext:value-type="float">
            <text:p>2,46307360772752</text:p>
          </table:table-cell>
          <table:table-cell table:formula="of:=[.E40]/[.$B$1]*2^[.$B$5]" office:value-type="float" office:value="48915.1490775851" calcext:value-type="float">
            <text:p>48915,1490775851</text:p>
          </table:table-cell>
        </table:table-row>
        <table:table-row table:style-name="ro1">
          <table:table-cell table:formula="of:=[.A40]/1.07177346253629" office:value-type="float" office:value="625000" calcext:value-type="float">
            <text:p>6,25E+05</text:p>
          </table:table-cell>
          <table:table-cell table:formula="of:=1/[.A41]*100000000" office:value-type="float" office:value="160" calcext:value-type="float">
            <text:p>160</text:p>
          </table:table-cell>
          <table:table-cell table:formula="of:=1/(1/[.A41]+1/[.$B$3])" office:value-type="float" office:value="86206.8965517241" calcext:value-type="float">
            <text:p>86206,8965517241</text:p>
          </table:table-cell>
          <table:table-cell table:formula="of:=[.$B$1]/([.$B$2]*2+[.C41])" office:value-type="float" office:value="0.00000158181818181818" calcext:value-type="float">
            <text:p>1,58181818181818E-06</text:p>
          </table:table-cell>
          <table:table-cell table:formula="of:=[.$B$4]*([.D41]*[.C41])+1.5" office:value-type="float" office:value="2.45454545454545" calcext:value-type="float">
            <text:p>2,45454545454545</text:p>
          </table:table-cell>
          <table:table-cell table:formula="of:=[.E41]/[.$B$1]*2^[.$B$5]" office:value-type="float" office:value="48745.7851239669" calcext:value-type="float">
            <text:p>48745,7851239669</text:p>
          </table:table-cell>
        </table:table-row>
        <table:table-row table:style-name="ro1">
          <table:table-cell table:formula="of:=[.A41]/1.07177346253629" office:value-type="float" office:value="583145.619710505" calcext:value-type="float">
            <text:p>5,83E+05</text:p>
          </table:table-cell>
          <table:table-cell table:formula="of:=1/[.A42]*100000000" office:value-type="float" office:value="171.483754005807" calcext:value-type="float">
            <text:p>171,483754005807</text:p>
          </table:table-cell>
          <table:table-cell table:formula="of:=1/(1/[.A42]+1/[.$B$3])" office:value-type="float" office:value="85361.8325120233" calcext:value-type="float">
            <text:p>85361,8325120233</text:p>
          </table:table-cell>
          <table:table-cell table:formula="of:=[.$B$1]/([.$B$2]*2+[.C42])" office:value-type="float" office:value="0.00000158245919175802" calcext:value-type="float">
            <text:p>1,58245919175802E-06</text:p>
          </table:table-cell>
          <table:table-cell table:formula="of:=[.$B$4]*([.D42]*[.C42])+1.5" office:value-type="float" office:value="2.44557131538772" calcext:value-type="float">
            <text:p>2,44557131538772</text:p>
          </table:table-cell>
          <table:table-cell table:formula="of:=[.E42]/[.$B$1]*2^[.$B$5]" office:value-type="float" office:value="48567.5641591665" calcext:value-type="float">
            <text:p>48567,5641591665</text:p>
          </table:table-cell>
        </table:table-row>
        <table:table-row table:style-name="ro1">
          <table:table-cell table:formula="of:=[.A42]/1.07177346253629" office:value-type="float" office:value="544094.102060078" calcext:value-type="float">
            <text:p>5,44E+05</text:p>
          </table:table-cell>
          <table:table-cell table:formula="of:=1/[.A43]*100000000" office:value-type="float" office:value="183.791736799525" calcext:value-type="float">
            <text:p>183,791736799525</text:p>
          </table:table-cell>
          <table:table-cell table:formula="of:=1/(1/[.A43]+1/[.$B$3])" office:value-type="float" office:value="84474.3183208542" calcext:value-type="float">
            <text:p>84474,3183208542</text:p>
          </table:table-cell>
          <table:table-cell table:formula="of:=[.$B$1]/([.$B$2]*2+[.C43])" office:value-type="float" office:value="0.00000158313296114788" calcext:value-type="float">
            <text:p>1,58313296114788E-06</text:p>
          </table:table-cell>
          <table:table-cell table:formula="of:=[.$B$4]*([.D43]*[.C43])+1.5" office:value-type="float" office:value="2.4361385439297" calcext:value-type="float">
            <text:p>2,4361385439297</text:p>
          </table:table-cell>
          <table:table-cell table:formula="of:=[.E43]/[.$B$1]*2^[.$B$5]" office:value-type="float" office:value="48380.2350348414" calcext:value-type="float">
            <text:p>48380,2350348414</text:p>
          </table:table-cell>
        </table:table-row>
        <table:table-row table:style-name="ro1">
          <table:table-cell table:formula="of:=[.A43]/1.07177346253629" office:value-type="float" office:value="507657.747722648" calcext:value-type="float">
            <text:p>5,08E+05</text:p>
          </table:table-cell>
          <table:table-cell table:formula="of:=1/[.A44]*100000000" office:value-type="float" office:value="196.983106135186" calcext:value-type="float">
            <text:p>196,983106135186</text:p>
          </table:table-cell>
          <table:table-cell table:formula="of:=1/(1/[.A44]+1/[.$B$3])" office:value-type="float" office:value="83543.3678950403" calcext:value-type="float">
            <text:p>83543,3678950403</text:p>
          </table:table-cell>
          <table:table-cell table:formula="of:=[.$B$1]/([.$B$2]*2+[.C44])" office:value-type="float" office:value="0.00000158384032262017" calcext:value-type="float">
            <text:p>1,58384032262017E-06</text:p>
          </table:table-cell>
          <table:table-cell table:formula="of:=[.$B$4]*([.D44]*[.C44])+1.5" office:value-type="float" office:value="2.42623548331759" calcext:value-type="float">
            <text:p>2,42623548331759</text:p>
          </table:table-cell>
          <table:table-cell table:formula="of:=[.E44]/[.$B$1]*2^[.$B$5]" office:value-type="float" office:value="48183.56625294" calcext:value-type="float">
            <text:p>48183,56625294</text:p>
          </table:table-cell>
        </table:table-row>
        <table:table-row table:style-name="ro1">
          <table:table-cell table:formula="of:=[.A44]/1.07177346253629" office:value-type="float" office:value="473661.4270345" calcext:value-type="float">
            <text:p>4,74E+05</text:p>
          </table:table-cell>
          <table:table-cell table:formula="of:=1/[.A45]*100000000" office:value-type="float" office:value="211.121265723663" calcext:value-type="float">
            <text:p>211,121265723663</text:p>
          </table:table-cell>
          <table:table-cell table:formula="of:=1/(1/[.A45]+1/[.$B$3])" office:value-type="float" office:value="82568.115043582" calcext:value-type="float">
            <text:p>82568,115043582</text:p>
          </table:table-cell>
          <table:table-cell table:formula="of:=[.$B$1]/([.$B$2]*2+[.C45])" office:value-type="float" office:value="0.00000158458202455046" calcext:value-type="float">
            <text:p>1,58458202455046E-06</text:p>
          </table:table-cell>
          <table:table-cell table:formula="of:=[.$B$4]*([.D45]*[.C45])+1.5" office:value-type="float" office:value="2.41585165629352" calcext:value-type="float">
            <text:p>2,41585165629352</text:p>
          </table:table-cell>
          <table:table-cell table:formula="of:=[.E45]/[.$B$1]*2^[.$B$5]" office:value-type="float" office:value="47977.3497414704" calcext:value-type="float">
            <text:p>47977,3497414704</text:p>
          </table:table-cell>
        </table:table-row>
        <table:table-row table:style-name="ro1">
          <table:table-cell table:formula="of:=[.A45]/1.07177346253629" office:value-type="float" office:value="441941.738241593" calcext:value-type="float">
            <text:p>4,42E+05</text:p>
          </table:table-cell>
          <table:table-cell table:formula="of:=1/[.A46]*100000000" office:value-type="float" office:value="226.274169979695" calcext:value-type="float">
            <text:p>226,274169979695</text:p>
          </table:table-cell>
          <table:table-cell table:formula="of:=1/(1/[.A46]+1/[.$B$3])" office:value-type="float" office:value="81547.8320004537" calcext:value-type="float">
            <text:p>81547,8320004537</text:p>
          </table:table-cell>
          <table:table-cell table:formula="of:=[.$B$1]/([.$B$2]*2+[.C46])" office:value-type="float" office:value="0.00000158535871684897" calcext:value-type="float">
            <text:p>1,58535871684897E-06</text:p>
          </table:table-cell>
          <table:table-cell table:formula="of:=[.$B$4]*([.D46]*[.C46])+1.5" office:value-type="float" office:value="2.40497796411438" calcext:value-type="float">
            <text:p>2,40497796411438</text:p>
          </table:table-cell>
          <table:table-cell table:formula="of:=[.E46]/[.$B$1]*2^[.$B$5]" office:value-type="float" office:value="47761.4048049092" calcext:value-type="float">
            <text:p>47761,4048049092</text:p>
          </table:table-cell>
        </table:table-row>
        <table:table-row table:style-name="ro1">
          <table:table-cell table:formula="of:=[.A46]/1.07177346253629" office:value-type="float" office:value="412346.22211653" calcext:value-type="float">
            <text:p>4,12E+05</text:p>
          </table:table-cell>
          <table:table-cell table:formula="of:=1/[.A47]*100000000" office:value-type="float" office:value="242.514650641663" calcext:value-type="float">
            <text:p>242,514650641663</text:p>
          </table:table-cell>
          <table:table-cell table:formula="of:=1/(1/[.A47]+1/[.$B$3])" office:value-type="float" office:value="80481.9484006548" calcext:value-type="float">
            <text:p>80481,9484006548</text:p>
          </table:table-cell>
          <table:table-cell table:formula="of:=[.$B$1]/([.$B$2]*2+[.C47])" office:value-type="float" office:value="0.00000158617093627601" calcext:value-type="float">
            <text:p>1,58617093627601E-06</text:p>
          </table:table-cell>
          <table:table-cell table:formula="of:=[.$B$4]*([.D47]*[.C47])+1.5" office:value-type="float" office:value="2.39360689213589" calcext:value-type="float">
            <text:p>2,39360689213589</text:p>
          </table:table-cell>
          <table:table-cell table:formula="of:=[.E47]/[.$B$1]*2^[.$B$5]" office:value-type="float" office:value="47535.582206975" calcext:value-type="float">
            <text:p>47535,582206975</text:p>
          </table:table-cell>
        </table:table-row>
        <table:table-row table:style-name="ro1">
          <table:table-cell table:formula="of:=[.A47]/1.07177346253629" office:value-type="float" office:value="384732.629170287" calcext:value-type="float">
            <text:p>3,85E+05</text:p>
          </table:table-cell>
          <table:table-cell table:formula="of:=1/[.A48]*100000000" office:value-type="float" office:value="259.920766833995" calcext:value-type="float">
            <text:p>259,920766833995</text:p>
          </table:table-cell>
          <table:table-cell table:formula="of:=1/(1/[.A48]+1/[.$B$3])" office:value-type="float" office:value="79370.0704301319" calcext:value-type="float">
            <text:p>79370,0704301319</text:p>
          </table:table-cell>
          <table:table-cell table:formula="of:=[.$B$1]/([.$B$2]*2+[.C48])" office:value-type="float" office:value="0.00000158701909146811" calcext:value-type="float">
            <text:p>1,58701909146811E-06</text:p>
          </table:table-cell>
          <table:table-cell table:formula="of:=[.$B$4]*([.D48]*[.C48])+1.5" office:value-type="float" office:value="2.38173271944651" calcext:value-type="float">
            <text:p>2,38173271944651</text:p>
          </table:table-cell>
          <table:table-cell table:formula="of:=[.E48]/[.$B$1]*2^[.$B$5]" office:value-type="float" office:value="47299.7683338323" calcext:value-type="float">
            <text:p>47299,7683338323</text:p>
          </table:table-cell>
        </table:table-row>
        <table:table-row table:style-name="ro1">
          <table:table-cell table:formula="of:=[.A48]/1.07177346253629" office:value-type="float" office:value="358968.235936574" calcext:value-type="float">
            <text:p>3,59E+05</text:p>
          </table:table-cell>
          <table:table-cell table:formula="of:=1/[.A49]*100000000" office:value-type="float" office:value="278.576180254759" calcext:value-type="float">
            <text:p>278,576180254759</text:p>
          </table:table-cell>
          <table:table-cell table:formula="of:=1/(1/[.A49]+1/[.$B$3])" office:value-type="float" office:value="78211.9998356881" calcext:value-type="float">
            <text:p>78211,9998356881</text:p>
          </table:table-cell>
          <table:table-cell table:formula="of:=[.$B$1]/([.$B$2]*2+[.C49])" office:value-type="float" office:value="0.000001587903447897" calcext:value-type="float">
            <text:p>1,587903447897E-06</text:p>
          </table:table-cell>
          <table:table-cell table:formula="of:=[.$B$4]*([.D49]*[.C49])+1.5" office:value-type="float" office:value="2.36935172944206" calcext:value-type="float">
            <text:p>2,36935172944206</text:p>
          </table:table-cell>
          <table:table-cell table:formula="of:=[.E49]/[.$B$1]*2^[.$B$5]" office:value-type="float" office:value="47053.8893759742" calcext:value-type="float">
            <text:p>47053,8893759742</text:p>
          </table:table-cell>
        </table:table-row>
        <table:table-row table:style-name="ro1">
          <table:table-cell table:formula="of:=[.A49]/1.07177346253629" office:value-type="float" office:value="334929.207042592" calcext:value-type="float">
            <text:p>3,35E+05</text:p>
          </table:table-cell>
          <table:table-cell table:formula="of:=1/[.A50]*100000000" office:value-type="float" office:value="298.570557291778" calcext:value-type="float">
            <text:p>298,570557291778</text:p>
          </table:table-cell>
          <table:table-cell table:formula="of:=1/(1/[.A50]+1/[.$B$3])" office:value-type="float" office:value="77007.7524386153" calcext:value-type="float">
            <text:p>77007,7524386153</text:p>
          </table:table-cell>
          <table:table-cell table:formula="of:=[.$B$1]/([.$B$2]*2+[.C50])" office:value-type="float" office:value="0.0000015888241130181" calcext:value-type="float">
            <text:p>1,5888241130181E-06</text:p>
          </table:table-cell>
          <table:table-cell table:formula="of:=[.$B$4]*([.D50]*[.C50])+1.5" office:value-type="float" office:value="2.3564624177466" calcext:value-type="float">
            <text:p>2,3564624177466</text:p>
          </table:table-cell>
          <table:table-cell table:formula="of:=[.E50]/[.$B$1]*2^[.$B$5]" office:value-type="float" office:value="46797.9154574065" calcext:value-type="float">
            <text:p>46797,9154574065</text:p>
          </table:table-cell>
        </table:table-row>
        <table:table-row table:style-name="ro1">
          <table:table-cell table:formula="of:=[.A50]/1.07177346253629" office:value-type="float" office:value="312500" calcext:value-type="float">
            <text:p>3,13E+05</text:p>
          </table:table-cell>
          <table:table-cell table:formula="of:=1/[.A51]*100000000" office:value-type="float" office:value="320" calcext:value-type="float">
            <text:p>320</text:p>
          </table:table-cell>
          <table:table-cell table:formula="of:=1/(1/[.A51]+1/[.$B$3])" office:value-type="float" office:value="75757.5757575758" calcext:value-type="float">
            <text:p>75757,5757575758</text:p>
          </table:table-cell>
          <table:table-cell table:formula="of:=[.$B$1]/([.$B$2]*2+[.C51])" office:value-type="float" office:value="0.00000158978102189781" calcext:value-type="float">
            <text:p>1,58978102189781E-06</text:p>
          </table:table-cell>
          <table:table-cell table:formula="of:=[.$B$4]*([.D51]*[.C51])+1.5" office:value-type="float" office:value="2.34306569343066" calcext:value-type="float">
            <text:p>2,34306569343066</text:p>
          </table:table-cell>
          <table:table-cell table:formula="of:=[.E51]/[.$B$1]*2^[.$B$5]" office:value-type="float" office:value="46531.8646317187" calcext:value-type="float">
            <text:p>46531,8646317187</text:p>
          </table:table-cell>
        </table:table-row>
        <table:table-row table:style-name="ro1">
          <table:table-cell table:formula="of:=[.A51]/1.07177346253629" office:value-type="float" office:value="291572.809855253" calcext:value-type="float">
            <text:p>2,92E+05</text:p>
          </table:table-cell>
          <table:table-cell table:formula="of:=1/[.A52]*100000000" office:value-type="float" office:value="342.967508011613" calcext:value-type="float">
            <text:p>342,967508011613</text:p>
          </table:table-cell>
          <table:table-cell table:formula="of:=1/(1/[.A52]+1/[.$B$3])" office:value-type="float" office:value="74461.9653144544" calcext:value-type="float">
            <text:p>74461,9653144544</text:p>
          </table:table-cell>
          <table:table-cell table:formula="of:=[.$B$1]/([.$B$2]*2+[.C52])" office:value-type="float" office:value="0.00000159077392363748" calcext:value-type="float">
            <text:p>1,59077392363748E-06</text:p>
          </table:table-cell>
          <table:table-cell table:formula="of:=[.$B$4]*([.D52]*[.C52])+1.5" office:value-type="float" office:value="2.32916506907523" calcext:value-type="float">
            <text:p>2,32916506907523</text:p>
          </table:table-cell>
          <table:table-cell table:formula="of:=[.E52]/[.$B$1]*2^[.$B$5]" office:value-type="float" office:value="46255.8066566407" calcext:value-type="float">
            <text:p>46255,8066566407</text:p>
          </table:table-cell>
        </table:table-row>
        <table:table-row table:style-name="ro1">
          <table:table-cell table:formula="of:=[.A52]/1.07177346253629" office:value-type="float" office:value="272047.051030039" calcext:value-type="float">
            <text:p>2,72E+05</text:p>
          </table:table-cell>
          <table:table-cell table:formula="of:=1/[.A53]*100000000" office:value-type="float" office:value="367.583473599051" calcext:value-type="float">
            <text:p>367,583473599051</text:p>
          </table:table-cell>
          <table:table-cell table:formula="of:=1/(1/[.A53]+1/[.$B$3])" office:value-type="float" office:value="73121.6791738726" calcext:value-type="float">
            <text:p>73121,6791738726</text:p>
          </table:table-cell>
          <table:table-cell table:formula="of:=[.$B$1]/([.$B$2]*2+[.C53])" office:value-type="float" office:value="0.00000159180236893525" calcext:value-type="float">
            <text:p>1,59180236893525E-06</text:p>
          </table:table-cell>
          <table:table-cell table:formula="of:=[.$B$4]*([.D53]*[.C53])+1.5" office:value-type="float" office:value="2.31476683490646" calcext:value-type="float">
            <text:p>2,31476683490646</text:p>
          </table:table-cell>
          <table:table-cell table:formula="of:=[.E53]/[.$B$1]*2^[.$B$5]" office:value-type="float" office:value="45969.8664522514" calcext:value-type="float">
            <text:p>45969,8664522514</text:p>
          </table:table-cell>
        </table:table-row>
        <table:table-row table:style-name="ro1">
          <table:table-cell table:formula="of:=[.A53]/1.07177346253629" office:value-type="float" office:value="253828.873861324" calcext:value-type="float">
            <text:p>2,54E+05</text:p>
          </table:table-cell>
          <table:table-cell table:formula="of:=1/[.A54]*100000000" office:value-type="float" office:value="393.966212270373" calcext:value-type="float">
            <text:p>393,966212270373</text:p>
          </table:table-cell>
          <table:table-cell table:formula="of:=1/(1/[.A54]+1/[.$B$3])" office:value-type="float" office:value="71737.7502551719" calcext:value-type="float">
            <text:p>71737,7502551719</text:p>
          </table:table-cell>
          <table:table-cell table:formula="of:=[.$B$1]/([.$B$2]*2+[.C54])" office:value-type="float" office:value="0.00000159286569914244" calcext:value-type="float">
            <text:p>1,59286569914244E-06</text:p>
          </table:table-cell>
          <table:table-cell table:formula="of:=[.$B$4]*([.D54]*[.C54])+1.5" office:value-type="float" office:value="2.29988021200577" calcext:value-type="float">
            <text:p>2,29988021200577</text:p>
          </table:table-cell>
          <table:table-cell table:formula="of:=[.E54]/[.$B$1]*2^[.$B$5]" office:value-type="float" office:value="45674.2271436395" calcext:value-type="float">
            <text:p>45674,2271436395</text:p>
          </table:table-cell>
        </table:table-row>
        <table:table-row table:style-name="ro1">
          <table:table-cell table:formula="of:=[.A54]/1.07177346253629" office:value-type="float" office:value="236830.71351725" calcext:value-type="float">
            <text:p>2,37E+05</text:p>
          </table:table-cell>
          <table:table-cell table:formula="of:=1/[.A55]*100000000" office:value-type="float" office:value="422.242531447326" calcext:value-type="float">
            <text:p>422,242531447326</text:p>
          </table:table-cell>
          <table:table-cell table:formula="of:=1/(1/[.A55]+1/[.$B$3])" office:value-type="float" office:value="70311.4959571884" calcext:value-type="float">
            <text:p>70311,4959571884</text:p>
          </table:table-cell>
          <table:table-cell table:formula="of:=[.$B$1]/([.$B$2]*2+[.C55])" office:value-type="float" office:value="0.00000159396303717778" calcext:value-type="float">
            <text:p>1,59396303717778E-06</text:p>
          </table:table-cell>
          <table:table-cell table:formula="of:=[.$B$4]*([.D55]*[.C55])+1.5" office:value-type="float" office:value="2.28451747951103" calcext:value-type="float">
            <text:p>2,28451747951103</text:p>
          </table:table-cell>
          <table:table-cell table:formula="of:=[.E55]/[.$B$1]*2^[.$B$5]" office:value-type="float" office:value="45369.132587041" calcext:value-type="float">
            <text:p>45369,132587041</text:p>
          </table:table-cell>
        </table:table-row>
        <table:table-row table:style-name="ro1">
          <table:table-cell table:formula="of:=[.A55]/1.07177346253629" office:value-type="float" office:value="220970.869120796" calcext:value-type="float">
            <text:p>2,21E+05</text:p>
          </table:table-cell>
          <table:table-cell table:formula="of:=1/[.A56]*100000000" office:value-type="float" office:value="452.54833995939" calcext:value-type="float">
            <text:p>452,54833995939</text:p>
          </table:table-cell>
          <table:table-cell table:formula="of:=1/(1/[.A56]+1/[.$B$3])" office:value-type="float" office:value="68844.5246529942" calcext:value-type="float">
            <text:p>68844,5246529942</text:p>
          </table:table-cell>
          <table:table-cell table:formula="of:=[.$B$1]/([.$B$2]*2+[.C56])" office:value-type="float" office:value="0.00000159509328065796" calcext:value-type="float">
            <text:p>1,59509328065796E-06</text:p>
          </table:table-cell>
          <table:table-cell table:formula="of:=[.$B$4]*([.D56]*[.C56])+1.5" office:value-type="float" office:value="2.26869407078858" calcext:value-type="float">
            <text:p>2,26869407078858</text:p>
          </table:table-cell>
          <table:table-cell table:formula="of:=[.E56]/[.$B$1]*2^[.$B$5]" office:value-type="float" office:value="45054.8892797576" calcext:value-type="float">
            <text:p>45054,8892797576</text:p>
          </table:table-cell>
        </table:table-row>
        <table:table-row table:style-name="ro1">
          <table:table-cell table:formula="of:=[.A56]/1.07177346253629" office:value-type="float" office:value="206173.111058265" calcext:value-type="float">
            <text:p>2,06E+05</text:p>
          </table:table-cell>
          <table:table-cell table:formula="of:=1/[.A57]*100000000" office:value-type="float" office:value="485.029301283327" calcext:value-type="float">
            <text:p>485,029301283327</text:p>
          </table:table-cell>
          <table:table-cell table:formula="of:=1/(1/[.A57]+1/[.$B$3])" office:value-type="float" office:value="67338.7386454815" calcext:value-type="float">
            <text:p>67338,7386454815</text:p>
          </table:table-cell>
          <table:table-cell table:formula="of:=[.$B$1]/([.$B$2]*2+[.C57])" office:value-type="float" office:value="0.00000159625509758607" calcext:value-type="float">
            <text:p>1,59625509758607E-06</text:p>
          </table:table-cell>
          <table:table-cell table:formula="of:=[.$B$4]*([.D57]*[.C57])+1.5" office:value-type="float" office:value="2.25242863379506" calcext:value-type="float">
            <text:p>2,25242863379506</text:p>
          </table:table-cell>
          <table:table-cell table:formula="of:=[.E57]/[.$B$1]*2^[.$B$5]" office:value-type="float" office:value="44731.867558907" calcext:value-type="float">
            <text:p>44731,867558907</text:p>
          </table:table-cell>
        </table:table-row>
        <table:table-row table:style-name="ro1">
          <table:table-cell table:formula="of:=[.A57]/1.07177346253629" office:value-type="float" office:value="192366.314585143" calcext:value-type="float">
            <text:p>1,92E+05</text:p>
          </table:table-cell>
          <table:table-cell table:formula="of:=1/[.A58]*100000000" office:value-type="float" office:value="519.84153366799" calcext:value-type="float">
            <text:p>519,84153366799</text:p>
          </table:table-cell>
          <table:table-cell table:formula="of:=1/(1/[.A58]+1/[.$B$3])" office:value-type="float" office:value="65796.3332260434" calcext:value-type="float">
            <text:p>65796,3332260434</text:p>
          </table:table-cell>
          <table:table-cell table:formula="of:=[.$B$1]/([.$B$2]*2+[.C58])" office:value-type="float" office:value="0.00000159744692490889" calcext:value-type="float">
            <text:p>1,59744692490889E-06</text:p>
          </table:table-cell>
          <table:table-cell table:formula="of:=[.$B$4]*([.D58]*[.C58])+1.5" office:value-type="float" office:value="2.23574305127557" calcext:value-type="float">
            <text:p>2,23574305127557</text:p>
          </table:table-cell>
          <table:table-cell table:formula="of:=[.E58]/[.$B$1]*2^[.$B$5]" office:value-type="float" office:value="44400.5020025441" calcext:value-type="float">
            <text:p>44400,5020025441</text:p>
          </table:table-cell>
        </table:table-row>
        <table:table-row table:style-name="ro1">
          <table:table-cell table:formula="of:=[.A58]/1.07177346253629" office:value-type="float" office:value="179484.117968287" calcext:value-type="float">
            <text:p>1,79E+05</text:p>
          </table:table-cell>
          <table:table-cell table:formula="of:=1/[.A59]*100000000" office:value-type="float" office:value="557.152360509519" calcext:value-type="float">
            <text:p>557,152360509519</text:p>
          </table:table-cell>
          <table:table-cell table:formula="of:=1/(1/[.A59]+1/[.$B$3])" office:value-type="float" office:value="64219.7915477448" calcext:value-type="float">
            <text:p>64219,7915477448</text:p>
          </table:table-cell>
          <table:table-cell table:formula="of:=[.$B$1]/([.$B$2]*2+[.C59])" office:value-type="float" office:value="0.00000159866697020944" calcext:value-type="float">
            <text:p>1,59866697020944E-06</text:p>
          </table:table-cell>
          <table:table-cell table:formula="of:=[.$B$4]*([.D59]*[.C59])+1.5" office:value-type="float" office:value="2.21866241706781" calcext:value-type="float">
            <text:p>2,21866241706781</text:p>
          </table:table-cell>
          <table:table-cell table:formula="of:=[.E59]/[.$B$1]*2^[.$B$5]" office:value-type="float" office:value="44061.2909590775" calcext:value-type="float">
            <text:p>44061,2909590775</text:p>
          </table:table-cell>
        </table:table-row>
        <table:table-row table:style-name="ro1">
          <table:table-cell table:formula="of:=[.A59]/1.07177346253629" office:value-type="float" office:value="167464.603521296" calcext:value-type="float">
            <text:p>1,67E+05</text:p>
          </table:table-cell>
          <table:table-cell table:formula="of:=1/[.A60]*100000000" office:value-type="float" office:value="597.141114583556" calcext:value-type="float">
            <text:p>597,141114583556</text:p>
          </table:table-cell>
          <table:table-cell table:formula="of:=1/(1/[.A60]+1/[.$B$3])" office:value-type="float" office:value="62611.8751104059" calcext:value-type="float">
            <text:p>62611,8751104059</text:p>
          </table:table-cell>
          <table:table-cell table:formula="of:=[.$B$1]/([.$B$2]*2+[.C60])" office:value-type="float" office:value="0.0000015999132167429" calcext:value-type="float">
            <text:p>1,5999132167429E-06</text:p>
          </table:table-cell>
          <table:table-cell table:formula="of:=[.$B$4]*([.D60]*[.C60])+1.5" office:value-type="float" office:value="2.20121496559936" calcext:value-type="float">
            <text:p>2,20121496559936</text:p>
          </table:table-cell>
          <table:table-cell table:formula="of:=[.E60]/[.$B$1]*2^[.$B$5]" office:value-type="float" office:value="43714.7951471272" calcext:value-type="float">
            <text:p>43714,7951471272</text:p>
          </table:table-cell>
        </table:table-row>
        <table:table-row table:style-name="ro1">
          <table:table-cell table:formula="of:=[.A60]/1.07177346253629" office:value-type="float" office:value="156250" calcext:value-type="float">
            <text:p>1,56E+05</text:p>
          </table:table-cell>
          <table:table-cell table:formula="of:=1/[.A61]*100000000" office:value-type="float" office:value="639.999999999999" calcext:value-type="float">
            <text:p>639,999999999999</text:p>
          </table:table-cell>
          <table:table-cell table:formula="of:=1/(1/[.A61]+1/[.$B$3])" office:value-type="float" office:value="60975.6097560976" calcext:value-type="float">
            <text:p>60975,6097560976</text:p>
          </table:table-cell>
          <table:table-cell table:formula="of:=[.$B$1]/([.$B$2]*2+[.C61])" office:value-type="float" office:value="0.00000160118343195266" calcext:value-type="float">
            <text:p>1,60118343195266E-06</text:p>
          </table:table-cell>
          <table:table-cell table:formula="of:=[.$B$4]*([.D61]*[.C61])+1.5" office:value-type="float" office:value="2.18343195266272" calcext:value-type="float">
            <text:p>2,18343195266272</text:p>
          </table:table-cell>
          <table:table-cell table:formula="of:=[.E61]/[.$B$1]*2^[.$B$5]" office:value-type="float" office:value="43361.6352877891" calcext:value-type="float">
            <text:p>43361,6352877891</text:p>
          </table:table-cell>
        </table:table-row>
        <table:table-row table:style-name="ro1">
          <table:table-cell table:formula="of:=[.A61]/1.07177346253629" office:value-type="float" office:value="145786.404927626" calcext:value-type="float">
            <text:p>1,46E+05</text:p>
          </table:table-cell>
          <table:table-cell table:formula="of:=1/[.A62]*100000000" office:value-type="float" office:value="685.935016023227" calcext:value-type="float">
            <text:p>685,935016023227</text:p>
          </table:table-cell>
          <table:table-cell table:formula="of:=1/(1/[.A62]+1/[.$B$3])" office:value-type="float" office:value="59314.2671868097" calcext:value-type="float">
            <text:p>59314,2671868097</text:p>
          </table:table-cell>
          <table:table-cell table:formula="of:=[.$B$1]/([.$B$2]*2+[.C62])" office:value-type="float" office:value="0.00000160247517952084" calcext:value-type="float">
            <text:p>1,60247517952084E-06</text:p>
          </table:table-cell>
          <table:table-cell table:formula="of:=[.$B$4]*([.D62]*[.C62])+1.5" office:value-type="float" office:value="2.16534748670831" calcext:value-type="float">
            <text:p>2,16534748670831</text:p>
          </table:table-cell>
          <table:table-cell table:formula="of:=[.E62]/[.$B$1]*2^[.$B$5]" office:value-type="float" office:value="43002.4887542169" calcext:value-type="float">
            <text:p>43002,4887542169</text:p>
          </table:table-cell>
        </table:table-row>
        <table:table-row table:style-name="ro1">
          <table:table-cell table:formula="of:=[.A62]/1.07177346253629" office:value-type="float" office:value="136023.52551502" calcext:value-type="float">
            <text:p>1,36E+05</text:p>
          </table:table-cell>
          <table:table-cell table:formula="of:=1/[.A63]*100000000" office:value-type="float" office:value="735.166947198101" calcext:value-type="float">
            <text:p>735,166947198101</text:p>
          </table:table-cell>
          <table:table-cell table:formula="of:=1/(1/[.A63]+1/[.$B$3])" office:value-type="float" office:value="57631.3421376987" calcext:value-type="float">
            <text:p>57631,3421376987</text:p>
          </table:table-cell>
          <table:table-cell table:formula="of:=[.$B$1]/([.$B$2]*2+[.C63])" office:value-type="float" office:value="0.00000160378583491618" calcext:value-type="float">
            <text:p>1,60378583491618E-06</text:p>
          </table:table-cell>
          <table:table-cell table:formula="of:=[.$B$4]*([.D63]*[.C63])+1.5" office:value-type="float" office:value="2.14699831117354" calcext:value-type="float">
            <text:p>2,14699831117354</text:p>
          </table:table-cell>
          <table:table-cell table:formula="of:=[.E63]/[.$B$1]*2^[.$B$5]" office:value-type="float" office:value="42638.0852488089" calcext:value-type="float">
            <text:p>42638,0852488089</text:p>
          </table:table-cell>
        </table:table-row>
        <table:table-row table:style-name="ro1">
          <table:table-cell table:formula="of:=[.A63]/1.07177346253629" office:value-type="float" office:value="126914.436930662" calcext:value-type="float">
            <text:p>1,27E+05</text:p>
          </table:table-cell>
          <table:table-cell table:formula="of:=1/[.A64]*100000000" office:value-type="float" office:value="787.932424540745" calcext:value-type="float">
            <text:p>787,932424540745</text:p>
          </table:table-cell>
          <table:table-cell table:formula="of:=1/(1/[.A64]+1/[.$B$3])" office:value-type="float" office:value="55930.5254647341" calcext:value-type="float">
            <text:p>55930,5254647341</text:p>
          </table:table-cell>
          <table:table-cell table:formula="of:=[.$B$1]/([.$B$2]*2+[.C64])" office:value-type="float" office:value="0.00000160511260430556" calcext:value-type="float">
            <text:p>1,60511260430556E-06</text:p>
          </table:table-cell>
          <table:table-cell table:formula="of:=[.$B$4]*([.D64]*[.C64])+1.5" office:value-type="float" office:value="2.12842353972215" calcext:value-type="float">
            <text:p>2,12842353972215</text:p>
          </table:table-cell>
          <table:table-cell table:formula="of:=[.E64]/[.$B$1]*2^[.$B$5]" office:value-type="float" office:value="42269.2015452214" calcext:value-type="float">
            <text:p>42269,2015452214</text:p>
          </table:table-cell>
        </table:table-row>
        <table:table-row table:style-name="ro1">
          <table:table-cell table:formula="of:=[.A64]/1.07177346253629" office:value-type="float" office:value="118415.356758625" calcext:value-type="float">
            <text:p>1,18E+05</text:p>
          </table:table-cell>
          <table:table-cell table:formula="of:=1/[.A65]*100000000" office:value-type="float" office:value="844.485062894651" calcext:value-type="float">
            <text:p>844,485062894651</text:p>
          </table:table-cell>
          <table:table-cell table:formula="of:=1/(1/[.A65]+1/[.$B$3])" office:value-type="float" office:value="54215.6735295349" calcext:value-type="float">
            <text:p>54215,6735295349</text:p>
          </table:table-cell>
          <table:table-cell table:formula="of:=[.$B$1]/([.$B$2]*2+[.C65])" office:value-type="float" office:value="0.00000160645254659652" calcext:value-type="float">
            <text:p>1,60645254659652E-06</text:p>
          </table:table-cell>
          <table:table-cell table:formula="of:=[.$B$4]*([.D65]*[.C65])+1.5" office:value-type="float" office:value="2.10966434764877" calcext:value-type="float">
            <text:p>2,10966434764877</text:p>
          </table:table-cell>
          <table:table-cell table:formula="of:=[.E65]/[.$B$1]*2^[.$B$5]" office:value-type="float" office:value="41896.6553598514" calcext:value-type="float">
            <text:p>41896,6553598514</text:p>
          </table:table-cell>
        </table:table-row>
        <table:table-row table:style-name="ro1">
          <table:table-cell table:formula="of:=[.A65]/1.07177346253629" office:value-type="float" office:value="110485.434560398" calcext:value-type="float">
            <text:p>1,10E+05</text:p>
          </table:table-cell>
          <table:table-cell table:formula="of:=1/[.A66]*100000000" office:value-type="float" office:value="905.096679918779" calcext:value-type="float">
            <text:p>905,096679918779</text:p>
          </table:table-cell>
          <table:table-cell table:formula="of:=1/(1/[.A66]+1/[.$B$3])" office:value-type="float" office:value="52490.7743812053" calcext:value-type="float">
            <text:p>52490,7743812053</text:p>
          </table:table-cell>
          <table:table-cell table:formula="of:=[.$B$1]/([.$B$2]*2+[.C66])" office:value-type="float" office:value="0.00000160780259828203" calcext:value-type="float">
            <text:p>1,60780259828203E-06</text:p>
          </table:table-cell>
          <table:table-cell table:formula="of:=[.$B$4]*([.D66]*[.C66])+1.5" office:value-type="float" office:value="2.09076362405156" calcext:value-type="float">
            <text:p>2,09076362405156</text:p>
          </table:table-cell>
          <table:table-cell table:formula="of:=[.E66]/[.$B$1]*2^[.$B$5]" office:value-type="float" office:value="41521.298444195" calcext:value-type="float">
            <text:p>41521,298444195</text:p>
          </table:table-cell>
        </table:table-row>
        <table:table-row table:style-name="ro1">
          <table:table-cell table:formula="of:=[.A66]/1.07177346253629" office:value-type="float" office:value="103086.555529133" calcext:value-type="float">
            <text:p>1,03E+05</text:p>
          </table:table-cell>
          <table:table-cell table:formula="of:=1/[.A67]*100000000" office:value-type="float" office:value="970.058602566653" calcext:value-type="float">
            <text:p>970,058602566653</text:p>
          </table:table-cell>
          <table:table-cell table:formula="of:=1/(1/[.A67]+1/[.$B$3])" office:value-type="float" office:value="50759.9113395495" calcext:value-type="float">
            <text:p>50759,9113395495</text:p>
          </table:table-cell>
          <table:table-cell table:formula="of:=[.$B$1]/([.$B$2]*2+[.C67])" office:value-type="float" office:value="0.00000160915960066942" calcext:value-type="float">
            <text:p>1,60915960066942E-06</text:p>
          </table:table-cell>
          <table:table-cell table:formula="of:=[.$B$4]*([.D67]*[.C67])+1.5" office:value-type="float" office:value="2.07176559062815" calcext:value-type="float">
            <text:p>2,07176559062815</text:p>
          </table:table-cell>
          <table:table-cell table:formula="of:=[.E67]/[.$B$1]*2^[.$B$5]" office:value-type="float" office:value="41144.0090143656" calcext:value-type="float">
            <text:p>41144,0090143656</text:p>
          </table:table-cell>
        </table:table-row>
        <table:table-row table:style-name="ro1">
          <table:table-cell table:formula="of:=[.A67]/1.07177346253629" office:value-type="float" office:value="96183.1572925717" calcext:value-type="float">
            <text:p>9,62E+04</text:p>
          </table:table-cell>
          <table:table-cell table:formula="of:=1/[.A68]*100000000" office:value-type="float" office:value="1039.68306733598" calcext:value-type="float">
            <text:p>1039,68306733598</text:p>
          </table:table-cell>
          <table:table-cell table:formula="of:=1/(1/[.A68]+1/[.$B$3])" office:value-type="float" office:value="49027.2246710414" calcext:value-type="float">
            <text:p>49027,2246710414</text:p>
          </table:table-cell>
          <table:table-cell table:formula="of:=[.$B$1]/([.$B$2]*2+[.C68])" office:value-type="float" office:value="0.0000016105203289965" calcext:value-type="float">
            <text:p>1,6105203289965E-06</text:p>
          </table:table-cell>
          <table:table-cell table:formula="of:=[.$B$4]*([.D68]*[.C68])+1.5" office:value-type="float" office:value="2.05271539404894" calcext:value-type="float">
            <text:p>2,05271539404894</text:p>
          </table:table-cell>
          <table:table-cell table:formula="of:=[.E68]/[.$B$1]*2^[.$B$5]" office:value-type="float" office:value="40765.6836558761" calcext:value-type="float">
            <text:p>40765,6836558761</text:p>
          </table:table-cell>
        </table:table-row>
        <table:table-row table:style-name="ro1">
          <table:table-cell table:formula="of:=[.A68]/1.07177346253629" office:value-type="float" office:value="89742.0589841435" calcext:value-type="float">
            <text:p>8,97E+04</text:p>
          </table:table-cell>
          <table:table-cell table:formula="of:=1/[.A69]*100000000" office:value-type="float" office:value="1114.30472101904" calcext:value-type="float">
            <text:p>1114,30472101904</text:p>
          </table:table-cell>
          <table:table-cell table:formula="of:=1/(1/[.A69]+1/[.$B$3])" office:value-type="float" office:value="47296.8721139698" calcext:value-type="float">
            <text:p>47296,8721139698</text:p>
          </table:table-cell>
          <table:table-cell table:formula="of:=[.$B$1]/([.$B$2]*2+[.C69])" office:value-type="float" office:value="0.00000161188152287486" calcext:value-type="float">
            <text:p>1,61188152287486E-06</text:p>
          </table:table-cell>
          <table:table-cell table:formula="of:=[.$B$4]*([.D69]*[.C69])+1.5" office:value-type="float" office:value="2.03365867975198" calcext:value-type="float">
            <text:p>2,03365867975198</text:p>
          </table:table-cell>
          <table:table-cell table:formula="of:=[.E69]/[.$B$1]*2^[.$B$5]" office:value-type="float" office:value="40387.2288594624" calcext:value-type="float">
            <text:p>40387,2288594624</text:p>
          </table:table-cell>
        </table:table-row>
        <table:table-row table:style-name="ro1">
          <table:table-cell table:formula="of:=[.A69]/1.07177346253629" office:value-type="float" office:value="83732.3017606481" calcext:value-type="float">
            <text:p>8,37E+04</text:p>
          </table:table-cell>
          <table:table-cell table:formula="of:=1/[.A70]*100000000" office:value-type="float" office:value="1194.28222916711" calcext:value-type="float">
            <text:p>1194,28222916711</text:p>
          </table:table-cell>
          <table:table-cell table:formula="of:=1/(1/[.A70]+1/[.$B$3])" office:value-type="float" office:value="45572.9890488869" calcext:value-type="float">
            <text:p>45572,9890488869</text:p>
          </table:table-cell>
          <table:table-cell table:formula="of:=[.$B$1]/([.$B$2]*2+[.C70])" office:value-type="float" office:value="0.00000161323991745431" calcext:value-type="float">
            <text:p>1,61323991745431E-06</text:p>
          </table:table-cell>
          <table:table-cell table:formula="of:=[.$B$4]*([.D70]*[.C70])+1.5" office:value-type="float" office:value="2.01464115563961" calcext:value-type="float">
            <text:p>2,01464115563961</text:p>
          </table:table-cell>
          <table:table-cell table:formula="of:=[.E70]/[.$B$1]*2^[.$B$5]" office:value-type="float" office:value="40009.5523563629" calcext:value-type="float">
            <text:p>40009,5523563629</text:p>
          </table:table-cell>
        </table:table-row>
        <table:table-row table:style-name="ro1">
          <table:table-cell table:formula="of:=[.A70]/1.07177346253629" office:value-type="float" office:value="78125.0000000001" calcext:value-type="float">
            <text:p>7,81E+04</text:p>
          </table:table-cell>
          <table:table-cell table:formula="of:=1/[.A71]*100000000" office:value-type="float" office:value="1280" calcext:value-type="float">
            <text:p>1280</text:p>
          </table:table-cell>
          <table:table-cell table:formula="of:=1/(1/[.A71]+1/[.$B$3])" office:value-type="float" office:value="43859.6491228071" calcext:value-type="float">
            <text:p>43859,6491228071</text:p>
          </table:table-cell>
          <table:table-cell table:formula="of:=[.$B$1]/([.$B$2]*2+[.C71])" office:value-type="float" office:value="0.00000161459227467811" calcext:value-type="float">
            <text:p>1,61459227467811E-06</text:p>
          </table:table-cell>
          <table:table-cell table:formula="of:=[.$B$4]*([.D71]*[.C71])+1.5" office:value-type="float" office:value="1.99570815450644" calcext:value-type="float">
            <text:p>1,99570815450644</text:p>
          </table:table-cell>
          <table:table-cell table:formula="of:=[.E71]/[.$B$1]*2^[.$B$5]" office:value-type="float" office:value="39633.5544284042" calcext:value-type="float">
            <text:p>39633,5544284042</text:p>
          </table:table-cell>
        </table:table-row>
        <table:table-row table:style-name="ro1">
          <table:table-cell table:formula="of:=[.A71]/1.07177346253629" office:value-type="float" office:value="72893.2024638132" calcext:value-type="float">
            <text:p>7,29E+04</text:p>
          </table:table-cell>
          <table:table-cell table:formula="of:=1/[.A72]*100000000" office:value-type="float" office:value="1371.87003204645" calcext:value-type="float">
            <text:p>1371,87003204645</text:p>
          </table:table-cell>
          <table:table-cell table:formula="of:=1/(1/[.A72]+1/[.$B$3])" office:value-type="float" office:value="42160.8261198527" calcext:value-type="float">
            <text:p>42160,8261198527</text:p>
          </table:table-cell>
          <table:table-cell table:formula="of:=[.$B$1]/([.$B$2]*2+[.C72])" office:value-type="float" office:value="0.00000161593541399483" calcext:value-type="float">
            <text:p>1,61593541399483E-06</text:p>
          </table:table-cell>
          <table:table-cell table:formula="of:=[.$B$4]*([.D72]*[.C72])+1.5" office:value-type="float" office:value="1.97690420407244" calcext:value-type="float">
            <text:p>1,97690420407244</text:p>
          </table:table-cell>
          <table:table-cell table:formula="of:=[.E72]/[.$B$1]*2^[.$B$5]" office:value-type="float" office:value="39260.1193691185" calcext:value-type="float">
            <text:p>39260,1193691185</text:p>
          </table:table-cell>
        </table:table-row>
        <table:table-row table:style-name="ro1">
          <table:table-cell table:formula="of:=[.A72]/1.07177346253629" office:value-type="float" office:value="68011.7627575098" calcext:value-type="float">
            <text:p>6,80E+04</text:p>
          </table:table-cell>
          <table:table-cell table:formula="of:=1/[.A73]*100000000" office:value-type="float" office:value="1470.3338943962" calcext:value-type="float">
            <text:p>1470,3338943962</text:p>
          </table:table-cell>
          <table:table-cell table:formula="of:=1/(1/[.A73]+1/[.$B$3])" office:value-type="float" office:value="40480.357828083" calcext:value-type="float">
            <text:p>40480,357828083</text:p>
          </table:table-cell>
          <table:table-cell table:formula="of:=[.$B$1]/([.$B$2]*2+[.C73])" office:value-type="float" office:value="0.00000161726624191206" calcext:value-type="float">
            <text:p>1,61726624191206E-06</text:p>
          </table:table-cell>
          <table:table-cell table:formula="of:=[.$B$4]*([.D73]*[.C73])+1.5" office:value-type="float" office:value="1.95827261323115" calcext:value-type="float">
            <text:p>1,95827261323115</text:p>
          </table:table-cell>
          <table:table-cell table:formula="of:=[.E73]/[.$B$1]*2^[.$B$5]" office:value-type="float" office:value="38890.1072668839" calcext:value-type="float">
            <text:p>38890,1072668839</text:p>
          </table:table-cell>
        </table:table-row>
        <table:table-row table:style-name="ro1">
          <table:table-cell table:formula="of:=[.A73]/1.07177346253629" office:value-type="float" office:value="63457.218465331" calcext:value-type="float">
            <text:p>6,35E+04</text:p>
          </table:table-cell>
          <table:table-cell table:formula="of:=1/[.A74]*100000000" office:value-type="float" office:value="1575.86484908149" calcext:value-type="float">
            <text:p>1575,86484908149</text:p>
          </table:table-cell>
          <table:table-cell table:formula="of:=1/(1/[.A74]+1/[.$B$3])" office:value-type="float" office:value="38821.9125842951" calcext:value-type="float">
            <text:p>38821,9125842951</text:p>
          </table:table-cell>
          <table:table-cell table:formula="of:=[.$B$1]/([.$B$2]*2+[.C74])" office:value-type="float" office:value="0.00000161858177981671" calcext:value-type="float">
            <text:p>1,61858177981671E-06</text:p>
          </table:table-cell>
          <table:table-cell table:formula="of:=[.$B$4]*([.D74]*[.C74])+1.5" office:value-type="float" office:value="1.93985508256604" calcext:value-type="float">
            <text:p>1,93985508256604</text:p>
          </table:table-cell>
          <table:table-cell table:formula="of:=[.E74]/[.$B$1]*2^[.$B$5]" office:value-type="float" office:value="38524.3462700145" calcext:value-type="float">
            <text:p>38524,3462700145</text:p>
          </table:table-cell>
        </table:table-row>
        <table:table-row table:style-name="ro1">
          <table:table-cell table:formula="of:=[.A74]/1.07177346253629" office:value-type="float" office:value="59207.6783793125" calcext:value-type="float">
            <text:p>5,92E+04</text:p>
          </table:table-cell>
          <table:table-cell table:formula="of:=1/[.A75]*100000000" office:value-type="float" office:value="1688.9701257893" calcext:value-type="float">
            <text:p>1688,9701257893</text:p>
          </table:table-cell>
          <table:table-cell table:formula="of:=1/(1/[.A75]+1/[.$B$3])" office:value-type="float" office:value="37188.9590891779" calcext:value-type="float">
            <text:p>37188,9590891779</text:p>
          </table:table-cell>
          <table:table-cell table:formula="of:=[.$B$1]/([.$B$2]*2+[.C75])" office:value-type="float" office:value="0.00000161987918954529" calcext:value-type="float">
            <text:p>1,61987918954529E-06</text:p>
          </table:table-cell>
          <table:table-cell table:formula="of:=[.$B$4]*([.D75]*[.C75])+1.5" office:value-type="float" office:value="1.92169134636587" calcext:value-type="float">
            <text:p>1,92169134636587</text:p>
          </table:table-cell>
          <table:table-cell table:formula="of:=[.E75]/[.$B$1]*2^[.$B$5]" office:value-type="float" office:value="38163.6254774042" calcext:value-type="float">
            <text:p>38163,6254774042</text:p>
          </table:table-cell>
        </table:table-row>
        <table:table-row table:style-name="ro1">
          <table:table-cell table:formula="of:=[.A75]/1.07177346253629" office:value-type="float" office:value="55242.7172801991" calcext:value-type="float">
            <text:p>5,52E+04</text:p>
          </table:table-cell>
          <table:table-cell table:formula="of:=1/[.A76]*100000000" office:value-type="float" office:value="1810.19335983756" calcext:value-type="float">
            <text:p>1810,19335983756</text:p>
          </table:table-cell>
          <table:table-cell table:formula="of:=1/(1/[.A76]+1/[.$B$3])" office:value-type="float" office:value="35584.7399788107" calcext:value-type="float">
            <text:p>35584,7399788107</text:p>
          </table:table-cell>
          <table:table-cell table:formula="of:=[.$B$1]/([.$B$2]*2+[.C76])" office:value-type="float" office:value="0.00000162115579626243" calcext:value-type="float">
            <text:p>1,62115579626243E-06</text:p>
          </table:table-cell>
          <table:table-cell table:formula="of:=[.$B$4]*([.D76]*[.C76])+1.5" office:value-type="float" office:value="1.90381885232598" calcext:value-type="float">
            <text:p>1,90381885232598</text:p>
          </table:table-cell>
          <table:table-cell table:formula="of:=[.E76]/[.$B$1]*2^[.$B$5]" office:value-type="float" office:value="37808.6885775865" calcext:value-type="float">
            <text:p>37808,6885775865</text:p>
          </table:table-cell>
        </table:table-row>
        <table:table-row table:style-name="ro1">
          <table:table-cell table:formula="of:=[.A76]/1.07177346253629" office:value-type="float" office:value="51543.2777645663" calcext:value-type="float">
            <text:p>5,15E+04</text:p>
          </table:table-cell>
          <table:table-cell table:formula="of:=1/[.A77]*100000000" office:value-type="float" office:value="1940.11720513331" calcext:value-type="float">
            <text:p>1940,11720513331</text:p>
          </table:table-cell>
          <table:table-cell table:formula="of:=1/(1/[.A77]+1/[.$B$3])" office:value-type="float" office:value="34012.2495203268" calcext:value-type="float">
            <text:p>34012,2495203268</text:p>
          </table:table-cell>
          <table:table-cell table:formula="of:=[.$B$1]/([.$B$2]*2+[.C77])" office:value-type="float" office:value="0.00000162240910829235" calcext:value-type="float">
            <text:p>1,62240910829235E-06</text:p>
          </table:table-cell>
          <table:table-cell table:formula="of:=[.$B$4]*([.D77]*[.C77])+1.5" office:value-type="float" office:value="1.88627248390703" calcext:value-type="float">
            <text:p>1,88627248390703</text:p>
          </table:table-cell>
          <table:table-cell table:formula="of:=[.E77]/[.$B$1]*2^[.$B$5]" office:value-type="float" office:value="37460.2283349489" calcext:value-type="float">
            <text:p>37460,2283349489</text:p>
          </table:table-cell>
        </table:table-row>
        <table:table-row table:style-name="ro1">
          <table:table-cell table:formula="of:=[.A77]/1.07177346253629" office:value-type="float" office:value="48091.5786462859" calcext:value-type="float">
            <text:p>4,81E+04</text:p>
          </table:table-cell>
          <table:table-cell table:formula="of:=1/[.A78]*100000000" office:value-type="float" office:value="2079.36613467196" calcext:value-type="float">
            <text:p>2079,36613467196</text:p>
          </table:table-cell>
          <table:table-cell table:formula="of:=1/(1/[.A78]+1/[.$B$3])" office:value-type="float" office:value="32474.2156751207" calcext:value-type="float">
            <text:p>32474,2156751207</text:p>
          </table:table-cell>
          <table:table-cell table:formula="of:=[.$B$1]/([.$B$2]*2+[.C78])" office:value-type="float" office:value="0.0000016236368336431" calcext:value-type="float">
            <text:p>1,6236368336431E-06</text:p>
          </table:table-cell>
          <table:table-cell table:formula="of:=[.$B$4]*([.D78]*[.C78])+1.5" office:value-type="float" office:value="1.86908432899657" calcext:value-type="float">
            <text:p>1,86908432899657</text:p>
          </table:table-cell>
          <table:table-cell table:formula="of:=[.E78]/[.$B$1]*2^[.$B$5]" office:value-type="float" office:value="37118.8819954907" calcext:value-type="float">
            <text:p>37118,8819954907</text:p>
          </table:table-cell>
        </table:table-row>
        <table:table-row table:style-name="ro1">
          <table:table-cell table:formula="of:=[.A78]/1.07177346253629" office:value-type="float" office:value="44871.0294920718" calcext:value-type="float">
            <text:p>4,49E+04</text:p>
          </table:table-cell>
          <table:table-cell table:formula="of:=1/[.A79]*100000000" office:value-type="float" office:value="2228.60944203807" calcext:value-type="float">
            <text:p>2228,60944203807</text:p>
          </table:table-cell>
          <table:table-cell table:formula="of:=1/(1/[.A79]+1/[.$B$3])" office:value-type="float" office:value="30973.0866477534" calcext:value-type="float">
            <text:p>30973,0866477534</text:p>
          </table:table-cell>
          <table:table-cell table:formula="of:=[.$B$1]/([.$B$2]*2+[.C79])" office:value-type="float" office:value="0.00000162483689306137" calcext:value-type="float">
            <text:p>1,62483689306137E-06</text:p>
          </table:table-cell>
          <table:table-cell table:formula="of:=[.$B$4]*([.D79]*[.C79])+1.5" office:value-type="float" office:value="1.85228349714079" calcext:value-type="float">
            <text:p>1,85228349714079</text:p>
          </table:table-cell>
          <table:table-cell table:formula="of:=[.E79]/[.$B$1]*2^[.$B$5]" office:value-type="float" office:value="36785.2276571573" calcext:value-type="float">
            <text:p>36785,2276571573</text:p>
          </table:table-cell>
        </table:table-row>
        <table:table-row table:style-name="ro1">
          <table:table-cell table:formula="of:=[.A79]/1.07177346253629" office:value-type="float" office:value="41866.150880324" calcext:value-type="float">
            <text:p>4,19E+04</text:p>
          </table:table-cell>
          <table:table-cell table:formula="of:=1/[.A80]*100000000" office:value-type="float" office:value="2388.56445833422" calcext:value-type="float">
            <text:p>2388,56445833422</text:p>
          </table:table-cell>
          <table:table-cell table:formula="of:=1/(1/[.A80]+1/[.$B$3])" office:value-type="float" office:value="29511.0219178651" calcext:value-type="float">
            <text:p>29511,0219178651</text:p>
          </table:table-cell>
          <table:table-cell table:formula="of:=[.$B$1]/([.$B$2]*2+[.C80])" office:value-type="float" office:value="0.00000162600742955391" calcext:value-type="float">
            <text:p>1,62600742955391E-06</text:p>
          </table:table-cell>
          <table:table-cell table:formula="of:=[.$B$4]*([.D80]*[.C80])+1.5" office:value-type="float" office:value="1.83589598624524" calcext:value-type="float">
            <text:p>1,83589598624524</text:p>
          </table:table-cell>
          <table:table-cell table:formula="of:=[.E80]/[.$B$1]*2^[.$B$5]" office:value-type="float" office:value="36459.7816225964" calcext:value-type="float">
            <text:p>36459,7816225964</text:p>
          </table:table-cell>
        </table:table-row>
        <table:table-row table:style-name="ro1">
          <table:table-cell table:formula="of:=[.A80]/1.07177346253629" office:value-type="float" office:value="39062.5000000001" calcext:value-type="float">
            <text:p>3,91E+04</text:p>
          </table:table-cell>
          <table:table-cell table:formula="of:=1/[.A81]*100000000" office:value-type="float" office:value="2560" calcext:value-type="float">
            <text:p>2560</text:p>
          </table:table-cell>
          <table:table-cell table:formula="of:=1/(1/[.A81]+1/[.$B$3])" office:value-type="float" office:value="28089.8876404495" calcext:value-type="float">
            <text:p>28089,8876404495</text:p>
          </table:table-cell>
          <table:table-cell table:formula="of:=[.$B$1]/([.$B$2]*2+[.C81])" office:value-type="float" office:value="0.00000162714681440443" calcext:value-type="float">
            <text:p>1,62714681440443E-06</text:p>
          </table:table-cell>
          <table:table-cell table:formula="of:=[.$B$4]*([.D81]*[.C81])+1.5" office:value-type="float" office:value="1.81994459833795" calcext:value-type="float">
            <text:p>1,81994459833795</text:p>
          </table:table-cell>
          <table:table-cell table:formula="of:=[.E81]/[.$B$1]*2^[.$B$5]" office:value-type="float" office:value="36142.9967262654" calcext:value-type="float">
            <text:p>36142,9967262654</text:p>
          </table:table-cell>
        </table:table-row>
        <table:table-row table:style-name="ro1">
          <table:table-cell table:formula="of:=[.A81]/1.07177346253629" office:value-type="float" office:value="36446.6012319066" calcext:value-type="float">
            <text:p>3,64E+04</text:p>
          </table:table-cell>
          <table:table-cell table:formula="of:=1/[.A82]*100000000" office:value-type="float" office:value="2743.74006409291" calcext:value-type="float">
            <text:p>2743,74006409291</text:p>
          </table:table-cell>
          <table:table-cell table:formula="of:=1/(1/[.A82]+1/[.$B$3])" office:value-type="float" office:value="26711.2562004835" calcext:value-type="float">
            <text:p>26711,2562004835</text:p>
          </table:table-cell>
          <table:table-cell table:formula="of:=[.$B$1]/([.$B$2]*2+[.C82])" office:value-type="float" office:value="0.0000016282536498004" calcext:value-type="float">
            <text:p>1,6282536498004E-06</text:p>
          </table:table-cell>
          <table:table-cell table:formula="of:=[.$B$4]*([.D82]*[.C82])+1.5" office:value-type="float" office:value="1.80444890279434" calcext:value-type="float">
            <text:p>1,80444890279434</text:p>
          </table:table-cell>
          <table:table-cell table:formula="of:=[.E82]/[.$B$1]*2^[.$B$5]" office:value-type="float" office:value="35835.2616040999" calcext:value-type="float">
            <text:p>35835,2616040999</text:p>
          </table:table-cell>
        </table:table-row>
        <table:table-row table:style-name="ro1">
          <table:table-cell table:formula="of:=[.A82]/1.07177346253629" office:value-type="float" office:value="34005.8813787549" calcext:value-type="float">
            <text:p>3,40E+04</text:p>
          </table:table-cell>
          <table:table-cell table:formula="of:=1/[.A83]*100000000" office:value-type="float" office:value="2940.6677887924" calcext:value-type="float">
            <text:p>2940,6677887924</text:p>
          </table:table-cell>
          <table:table-cell table:formula="of:=1/(1/[.A83]+1/[.$B$3])" office:value-type="float" office:value="25376.4096238735" calcext:value-type="float">
            <text:p>25376,4096238735</text:p>
          </table:table-cell>
          <table:table-cell table:formula="of:=[.$B$1]/([.$B$2]*2+[.C83])" office:value-type="float" office:value="0.00000162932676825876" calcext:value-type="float">
            <text:p>1,62932676825876E-06</text:p>
          </table:table-cell>
          <table:table-cell table:formula="of:=[.$B$4]*([.D83]*[.C83])+1.5" office:value-type="float" office:value="1.78942524437734" calcext:value-type="float">
            <text:p>1,78942524437734</text:p>
          </table:table-cell>
          <table:table-cell table:formula="of:=[.E83]/[.$B$1]*2^[.$B$5]" office:value-type="float" office:value="35536.9008531858" calcext:value-type="float">
            <text:p>35536,9008531858</text:p>
          </table:table-cell>
        </table:table-row>
        <table:table-row table:style-name="ro1">
          <table:table-cell table:formula="of:=[.A83]/1.07177346253629" office:value-type="float" office:value="31728.6092326655" calcext:value-type="float">
            <text:p>3,17E+04</text:p>
          </table:table-cell>
          <table:table-cell table:formula="of:=1/[.A84]*100000000" office:value-type="float" office:value="3151.72969816298" calcext:value-type="float">
            <text:p>3151,72969816298</text:p>
          </table:table-cell>
          <table:table-cell table:formula="of:=1/(1/[.A84]+1/[.$B$3])" office:value-type="float" office:value="24086.3464796967" calcext:value-type="float">
            <text:p>24086,3464796967</text:p>
          </table:table-cell>
          <table:table-cell table:formula="of:=[.$B$1]/([.$B$2]*2+[.C84])" office:value-type="float" office:value="0.0000016303652291017" calcext:value-type="float">
            <text:p>1,6303652291017E-06</text:p>
          </table:table-cell>
          <table:table-cell table:formula="of:=[.$B$4]*([.D84]*[.C84])+1.5" office:value-type="float" office:value="1.77488679257616" calcext:value-type="float">
            <text:p>1,77488679257616</text:p>
          </table:table-cell>
          <table:table-cell table:formula="of:=[.E84]/[.$B$1]*2^[.$B$5]" office:value-type="float" office:value="35248.1760115973" calcext:value-type="float">
            <text:p>35248,1760115973</text:p>
          </table:table-cell>
        </table:table-row>
        <table:table-row table:style-name="ro1">
          <table:table-cell table:formula="of:=[.A84]/1.07177346253629" office:value-type="float" office:value="29603.8391896563" calcext:value-type="float">
            <text:p>2,96E+04</text:p>
          </table:table-cell>
          <table:table-cell table:formula="of:=1/[.A85]*100000000" office:value-type="float" office:value="3377.9402515786" calcext:value-type="float">
            <text:p>3377,9402515786</text:p>
          </table:table-cell>
          <table:table-cell table:formula="of:=1/(1/[.A85]+1/[.$B$3])" office:value-type="float" office:value="22841.7918595262" calcext:value-type="float">
            <text:p>22841,7918595262</text:p>
          </table:table-cell>
          <table:table-cell table:formula="of:=[.$B$1]/([.$B$2]*2+[.C85])" office:value-type="float" office:value="0.00000163136831228231" calcext:value-type="float">
            <text:p>1,63136831228231E-06</text:p>
          </table:table-cell>
          <table:table-cell table:formula="of:=[.$B$4]*([.D85]*[.C85])+1.5" office:value-type="float" office:value="1.76084362804765" calcext:value-type="float">
            <text:p>1,76084362804765</text:p>
          </table:table-cell>
          <table:table-cell table:formula="of:=[.E85]/[.$B$1]*2^[.$B$5]" office:value-type="float" office:value="34969.28727507" calcext:value-type="float">
            <text:p>34969,28727507</text:p>
          </table:table-cell>
        </table:table-row>
        <table:table-row table:style-name="ro1">
          <table:table-cell table:formula="of:=[.A85]/1.07177346253629" office:value-type="float" office:value="27621.3586400996" calcext:value-type="float">
            <text:p>2,76E+04</text:p>
          </table:table-cell>
          <table:table-cell table:formula="of:=1/[.A86]*100000000" office:value-type="float" office:value="3620.38671967512" calcext:value-type="float">
            <text:p>3620,38671967512</text:p>
          </table:table-cell>
          <table:table-cell table:formula="of:=1/(1/[.A86]+1/[.$B$3])" office:value-type="float" office:value="21643.209988066" calcext:value-type="float">
            <text:p>21643,209988066</text:p>
          </table:table-cell>
          <table:table-cell table:formula="of:=[.$B$1]/([.$B$2]*2+[.C86])" office:value-type="float" office:value="0.00000163233550989419" calcext:value-type="float">
            <text:p>1,63233550989419E-06</text:p>
          </table:table-cell>
          <table:table-cell table:formula="of:=[.$B$4]*([.D86]*[.C86])+1.5" office:value-type="float" office:value="1.74730286148132" calcext:value-type="float">
            <text:p>1,74730286148132</text:p>
          </table:table-cell>
          <table:table-cell table:formula="of:=[.E86]/[.$B$1]*2^[.$B$5]" office:value-type="float" office:value="34700.3758575878" calcext:value-type="float">
            <text:p>34700,3758575878</text:p>
          </table:table-cell>
        </table:table-row>
        <table:table-row table:style-name="ro1">
          <table:table-cell table:formula="of:=[.A86]/1.07177346253629" office:value-type="float" office:value="25771.6388822831" calcext:value-type="float">
            <text:p>2,58E+04</text:p>
          </table:table-cell>
          <table:table-cell table:formula="of:=1/[.A87]*100000000" office:value-type="float" office:value="3880.23441026661" calcext:value-type="float">
            <text:p>3880,23441026661</text:p>
          </table:table-cell>
          <table:table-cell table:formula="of:=1/(1/[.A87]+1/[.$B$3])" office:value-type="float" office:value="20490.8190044373" calcext:value-type="float">
            <text:p>20490,8190044373</text:p>
          </table:table-cell>
          <table:table-cell table:formula="of:=[.$B$1]/([.$B$2]*2+[.C87])" office:value-type="float" office:value="0.00000163326651572018" calcext:value-type="float">
            <text:p>1,63326651572018E-06</text:p>
          </table:table-cell>
          <table:table-cell table:formula="of:=[.$B$4]*([.D87]*[.C87])+1.5" office:value-type="float" office:value="1.73426877991741" calcext:value-type="float">
            <text:p>1,73426877991741</text:p>
          </table:table-cell>
          <table:table-cell table:formula="of:=[.E87]/[.$B$1]*2^[.$B$5]" office:value-type="float" office:value="34441.526897172" calcext:value-type="float">
            <text:p>34441,526897172</text:p>
          </table:table-cell>
        </table:table-row>
        <table:table-row table:style-name="ro1">
          <table:table-cell table:formula="of:=[.A87]/1.07177346253629" office:value-type="float" office:value="24045.7893231429" calcext:value-type="float">
            <text:p>2,40E+04</text:p>
          </table:table-cell>
          <table:table-cell table:formula="of:=1/[.A88]*100000000" office:value-type="float" office:value="4158.73226934392" calcext:value-type="float">
            <text:p>4158,73226934392</text:p>
          </table:table-cell>
          <table:table-cell table:formula="of:=1/(1/[.A88]+1/[.$B$3])" office:value-type="float" office:value="19384.6074537064" calcext:value-type="float">
            <text:p>19384,6074537064</text:p>
          </table:table-cell>
          <table:table-cell table:formula="of:=[.$B$1]/([.$B$2]*2+[.C88])" office:value-type="float" office:value="0.00000163416121318319" calcext:value-type="float">
            <text:p>1,63416121318319E-06</text:p>
          </table:table-cell>
          <table:table-cell table:formula="of:=[.$B$4]*([.D88]*[.C88])+1.5" office:value-type="float" office:value="1.7217430154354" calcext:value-type="float">
            <text:p>1,7217430154354</text:p>
          </table:table-cell>
          <table:table-cell table:formula="of:=[.E88]/[.$B$1]*2^[.$B$5]" office:value-type="float" office:value="34192.7728059317" calcext:value-type="float">
            <text:p>34192,7728059317</text:p>
          </table:table-cell>
        </table:table-row>
        <table:table-row table:style-name="ro1">
          <table:table-cell table:formula="of:=[.A88]/1.07177346253629" office:value-type="float" office:value="22435.5147460359" calcext:value-type="float">
            <text:p>2,24E+04</text:p>
          </table:table-cell>
          <table:table-cell table:formula="of:=1/[.A89]*100000000" office:value-type="float" office:value="4457.21888407615" calcext:value-type="float">
            <text:p>4457,21888407615</text:p>
          </table:table-cell>
          <table:table-cell table:formula="of:=1/(1/[.A89]+1/[.$B$3])" office:value-type="float" office:value="18324.3520416222" calcext:value-type="float">
            <text:p>18324,3520416222</text:p>
          </table:table-cell>
          <table:table-cell table:formula="of:=[.$B$1]/([.$B$2]*2+[.C89])" office:value-type="float" office:value="0.00000163501966205873" calcext:value-type="float">
            <text:p>1,63501966205873E-06</text:p>
          </table:table-cell>
          <table:table-cell table:formula="of:=[.$B$4]*([.D89]*[.C89])+1.5" office:value-type="float" office:value="1.70972473117777" calcext:value-type="float">
            <text:p>1,70972473117777</text:p>
          </table:table-cell>
          <table:table-cell table:formula="of:=[.E89]/[.$B$1]*2^[.$B$5]" office:value-type="float" office:value="33954.0969643837" calcext:value-type="float">
            <text:p>33954,0969643837</text:p>
          </table:table-cell>
        </table:table-row>
        <table:table-row table:style-name="ro1">
          <table:table-cell table:formula="of:=[.A89]/1.07177346253629" office:value-type="float" office:value="20933.075440162" calcext:value-type="float">
            <text:p>2,09E+04</text:p>
          </table:table-cell>
          <table:table-cell table:formula="of:=1/[.A90]*100000000" office:value-type="float" office:value="4777.12891666844" calcext:value-type="float">
            <text:p>4777,12891666844</text:p>
          </table:table-cell>
          <table:table-cell table:formula="of:=1/(1/[.A90]+1/[.$B$3])" office:value-type="float" office:value="17309.6362297672" calcext:value-type="float">
            <text:p>17309,6362297672</text:p>
          </table:table-cell>
          <table:table-cell table:formula="of:=[.$B$1]/([.$B$2]*2+[.C90])" office:value-type="float" office:value="0.00000163584208429575" calcext:value-type="float">
            <text:p>1,63584208429575E-06</text:p>
          </table:table-cell>
          <table:table-cell table:formula="of:=[.$B$4]*([.D90]*[.C90])+1.5" office:value-type="float" office:value="1.69821081985953" calcext:value-type="float">
            <text:p>1,69821081985953</text:p>
          </table:table-cell>
          <table:table-cell table:formula="of:=[.E90]/[.$B$1]*2^[.$B$5]" office:value-type="float" office:value="33725.4376637315" calcext:value-type="float">
            <text:p>33725,4376637315</text:p>
          </table:table-cell>
        </table:table-row>
        <table:table-row table:style-name="ro1">
          <table:table-cell table:formula="of:=[.A90]/1.07177346253629" office:value-type="float" office:value="19531.25" calcext:value-type="float">
            <text:p>1,95E+04</text:p>
          </table:table-cell>
          <table:table-cell table:formula="of:=1/[.A91]*100000000" office:value-type="float" office:value="5119.99999999999" calcext:value-type="float">
            <text:p>5119,99999999999</text:p>
          </table:table-cell>
          <table:table-cell table:formula="of:=1/(1/[.A91]+1/[.$B$3])" office:value-type="float" office:value="16339.8692810458" calcext:value-type="float">
            <text:p>16339,8692810458</text:p>
          </table:table-cell>
          <table:table-cell table:formula="of:=[.$B$1]/([.$B$2]*2+[.C91])" office:value-type="float" office:value="0.00000163662884927066" calcext:value-type="float">
            <text:p>1,63662884927066E-06</text:p>
          </table:table-cell>
          <table:table-cell table:formula="of:=[.$B$4]*([.D91]*[.C91])+1.5" office:value-type="float" office:value="1.6871961102107" calcext:value-type="float">
            <text:p>1,6871961102107</text:p>
          </table:table-cell>
          <table:table-cell table:formula="of:=[.E91]/[.$B$1]*2^[.$B$5]" office:value-type="float" office:value="33506.6922056874" calcext:value-type="float">
            <text:p>33506,6922056874</text:p>
          </table:table-cell>
        </table:table-row>
        <table:table-row table:style-name="ro1">
          <table:table-cell table:formula="of:=[.A91]/1.07177346253629" office:value-type="float" office:value="18223.3006159533" calcext:value-type="float">
            <text:p>1,82E+04</text:p>
          </table:table-cell>
          <table:table-cell table:formula="of:=1/[.A92]*100000000" office:value-type="float" office:value="5487.48012818581" calcext:value-type="float">
            <text:p>5487,48012818581</text:p>
          </table:table-cell>
          <table:table-cell table:formula="of:=1/(1/[.A92]+1/[.$B$3])" office:value-type="float" office:value="15414.3054042717" calcext:value-type="float">
            <text:p>15414,3054042717</text:p>
          </table:table-cell>
          <table:table-cell table:formula="of:=[.$B$1]/([.$B$2]*2+[.C92])" office:value-type="float" office:value="0.00000163738045877275" calcext:value-type="float">
            <text:p>1,63738045877275E-06</text:p>
          </table:table-cell>
          <table:table-cell table:formula="of:=[.$B$4]*([.D92]*[.C92])+1.5" office:value-type="float" office:value="1.67667357718157" calcext:value-type="float">
            <text:p>1,67667357718157</text:p>
          </table:table-cell>
          <table:table-cell table:formula="of:=[.E92]/[.$B$1]*2^[.$B$5]" office:value-type="float" office:value="33297.7210770216" calcext:value-type="float">
            <text:p>33297,7210770216</text:p>
          </table:table-cell>
        </table:table-row>
        <table:table-row table:style-name="ro1">
          <table:table-cell table:formula="of:=[.A92]/1.07177346253629" office:value-type="float" office:value="17002.9406893775" calcext:value-type="float">
            <text:p>1,70E+04</text:p>
          </table:table-cell>
          <table:table-cell table:formula="of:=1/[.A93]*100000000" office:value-type="float" office:value="5881.33557758481" calcext:value-type="float">
            <text:p>5881,33557758481</text:p>
          </table:table-cell>
          <table:table-cell table:formula="of:=1/(1/[.A93]+1/[.$B$3])" office:value-type="float" office:value="14532.0626893621" calcext:value-type="float">
            <text:p>14532,0626893621</text:p>
          </table:table-cell>
          <table:table-cell table:formula="of:=[.$B$1]/([.$B$2]*2+[.C93])" office:value-type="float" office:value="0.00000163809753198694" calcext:value-type="float">
            <text:p>1,63809753198694E-06</text:p>
          </table:table-cell>
          <table:table-cell table:formula="of:=[.$B$4]*([.D93]*[.C93])+1.5" office:value-type="float" office:value="1.66663455218286" calcext:value-type="float">
            <text:p>1,66663455218286</text:p>
          </table:table-cell>
          <table:table-cell table:formula="of:=[.E93]/[.$B$1]*2^[.$B$5]" office:value-type="float" office:value="33098.3521248049" calcext:value-type="float">
            <text:p>33098,3521248049</text:p>
          </table:table-cell>
        </table:table-row>
        <table:table-row table:style-name="ro1">
          <table:table-cell table:formula="of:=[.A93]/1.07177346253629" office:value-type="float" office:value="15864.3046163328" calcext:value-type="float">
            <text:p>1,59E+04</text:p>
          </table:table-cell>
          <table:table-cell table:formula="of:=1/[.A94]*100000000" office:value-type="float" office:value="6303.45939632596" calcext:value-type="float">
            <text:p>6303,45939632596</text:p>
          </table:table-cell>
          <table:table-cell table:formula="of:=1/(1/[.A94]+1/[.$B$3])" office:value-type="float" office:value="13692.1415692823" calcext:value-type="float">
            <text:p>13692,1415692823</text:p>
          </table:table-cell>
          <table:table-cell table:formula="of:=[.$B$1]/([.$B$2]*2+[.C94])" office:value-type="float" office:value="0.00000163878079070631" calcext:value-type="float">
            <text:p>1,63878079070631E-06</text:p>
          </table:table-cell>
          <table:table-cell table:formula="of:=[.$B$4]*([.D94]*[.C94])+1.5" office:value-type="float" office:value="1.6570689301116" calcext:value-type="float">
            <text:p>1,6570689301116</text:p>
          </table:table-cell>
          <table:table-cell table:formula="of:=[.E94]/[.$B$1]*2^[.$B$5]" office:value-type="float" office:value="32908.3846678163" calcext:value-type="float">
            <text:p>32908,3846678163</text:p>
          </table:table-cell>
        </table:table-row>
        <table:table-row table:style-name="ro1">
          <table:table-cell table:formula="of:=[.A94]/1.07177346253629" office:value-type="float" office:value="14801.9195948281" calcext:value-type="float">
            <text:p>1,48E+04</text:p>
          </table:table-cell>
          <table:table-cell table:formula="of:=1/[.A95]*100000000" office:value-type="float" office:value="6755.8805031572" calcext:value-type="float">
            <text:p>6755,8805031572</text:p>
          </table:table-cell>
          <table:table-cell table:formula="of:=1/(1/[.A95]+1/[.$B$3])" office:value-type="float" office:value="12893.442589696" calcext:value-type="float">
            <text:p>12893,442589696</text:p>
          </table:table-cell>
          <table:table-cell table:formula="of:=[.$B$1]/([.$B$2]*2+[.C95])" office:value-type="float" office:value="0.00000163943104497095" calcext:value-type="float">
            <text:p>1,63943104497095E-06</text:p>
          </table:table-cell>
          <table:table-cell table:formula="of:=[.$B$4]*([.D95]*[.C95])+1.5" office:value-type="float" office:value="1.64796537040669" calcext:value-type="float">
            <text:p>1,64796537040669</text:p>
          </table:table-cell>
          <table:table-cell table:formula="of:=[.E95]/[.$B$1]*2^[.$B$5]" office:value-type="float" office:value="32727.5934893857" calcext:value-type="float">
            <text:p>32727,5934893857</text:p>
          </table:table-cell>
        </table:table-row>
        <table:table-row table:style-name="ro1">
          <table:table-cell table:formula="of:=[.A95]/1.07177346253629" office:value-type="float" office:value="13810.6793200498" calcext:value-type="float">
            <text:p>1,38E+04</text:p>
          </table:table-cell>
          <table:table-cell table:formula="of:=1/[.A96]*100000000" office:value-type="float" office:value="7240.77343935023" calcext:value-type="float">
            <text:p>7240,77343935023</text:p>
          </table:table-cell>
          <table:table-cell table:formula="of:=1/(1/[.A96]+1/[.$B$3])" office:value-type="float" office:value="12134.7833108108" calcext:value-type="float">
            <text:p>12134,7833108108</text:p>
          </table:table-cell>
          <table:table-cell table:formula="of:=[.$B$1]/([.$B$2]*2+[.C96])" office:value-type="float" office:value="0.00000164004917929509" calcext:value-type="float">
            <text:p>1,64004917929509E-06</text:p>
          </table:table-cell>
          <table:table-cell table:formula="of:=[.$B$4]*([.D96]*[.C96])+1.5" office:value-type="float" office:value="1.63931148986873" calcext:value-type="float">
            <text:p>1,63931148986873</text:p>
          </table:table-cell>
          <table:table-cell table:formula="of:=[.E96]/[.$B$1]*2^[.$B$5]" office:value-type="float" office:value="32555.732666678" calcext:value-type="float">
            <text:p>32555,732666678</text:p>
          </table:table-cell>
        </table:table-row>
        <table:table-row table:style-name="ro1">
          <table:table-cell table:formula="of:=[.A96]/1.07177346253629" office:value-type="float" office:value="12885.8194411416" calcext:value-type="float">
            <text:p>1,29E+04</text:p>
          </table:table-cell>
          <table:table-cell table:formula="of:=1/[.A97]*100000000" office:value-type="float" office:value="7760.46882053322" calcext:value-type="float">
            <text:p>7760,46882053322</text:p>
          </table:table-cell>
          <table:table-cell table:formula="of:=1/(1/[.A97]+1/[.$B$3])" office:value-type="float" office:value="11414.9142070588" calcext:value-type="float">
            <text:p>11414,9142070588</text:p>
          </table:table-cell>
          <table:table-cell table:formula="of:=[.$B$1]/([.$B$2]*2+[.C97])" office:value-type="float" office:value="0.00000164063613961067" calcext:value-type="float">
            <text:p>1,64063613961067E-06</text:p>
          </table:table-cell>
          <table:table-cell table:formula="of:=[.$B$4]*([.D97]*[.C97])+1.5" office:value-type="float" office:value="1.63109404545059" calcext:value-type="float">
            <text:p>1,63109404545059</text:p>
          </table:table-cell>
          <table:table-cell table:formula="of:=[.E97]/[.$B$1]*2^[.$B$5]" office:value-type="float" office:value="32392.539200803" calcext:value-type="float">
            <text:p>32392,539200803</text:p>
          </table:table-cell>
        </table:table-row>
        <table:table-row table:style-name="ro1">
          <table:table-cell table:formula="of:=[.A97]/1.07177346253629" office:value-type="float" office:value="12022.8946615715" calcext:value-type="float">
            <text:p>1,20E+04</text:p>
          </table:table-cell>
          <table:table-cell table:formula="of:=1/[.A98]*100000000" office:value-type="float" office:value="8317.46453868783" calcext:value-type="float">
            <text:p>8317,46453868783</text:p>
          </table:table-cell>
          <table:table-cell table:formula="of:=1/(1/[.A98]+1/[.$B$3])" office:value-type="float" office:value="10732.5334681749" calcext:value-type="float">
            <text:p>10732,5334681749</text:p>
          </table:table-cell>
          <table:table-cell table:formula="of:=[.$B$1]/([.$B$2]*2+[.C98])" office:value-type="float" office:value="0.00000164119292102369" calcext:value-type="float">
            <text:p>1,64119292102369E-06</text:p>
          </table:table-cell>
          <table:table-cell table:formula="of:=[.$B$4]*([.D98]*[.C98])+1.5" office:value-type="float" office:value="1.62329910566833" calcext:value-type="float">
            <text:p>1,62329910566833</text:p>
          </table:table-cell>
          <table:table-cell table:formula="of:=[.E98]/[.$B$1]*2^[.$B$5]" office:value-type="float" office:value="32237.7364209332" calcext:value-type="float">
            <text:p>32237,7364209332</text:p>
          </table:table-cell>
        </table:table-row>
        <table:table-row table:style-name="ro1">
          <table:table-cell table:formula="of:=[.A98]/1.07177346253629" office:value-type="float" office:value="11217.757373018" calcext:value-type="float">
            <text:p>1,12E+04</text:p>
          </table:table-cell>
          <table:table-cell table:formula="of:=1/[.A99]*100000000" office:value-type="float" office:value="8914.43776815229" calcext:value-type="float">
            <text:p>8914,43776815229</text:p>
          </table:table-cell>
          <table:table-cell table:formula="of:=1/(1/[.A99]+1/[.$B$3])" office:value-type="float" office:value="10086.3006393792" calcext:value-type="float">
            <text:p>10086,3006393792</text:p>
          </table:table-cell>
          <table:table-cell table:formula="of:=[.$B$1]/([.$B$2]*2+[.C99])" office:value-type="float" office:value="0.00000164172055645089" calcext:value-type="float">
            <text:p>1,64172055645089E-06</text:p>
          </table:table-cell>
          <table:table-cell table:formula="of:=[.$B$4]*([.D99]*[.C99])+1.5" office:value-type="float" office:value="1.61591220968749" calcext:value-type="float">
            <text:p>1,61591220968749</text:p>
          </table:table-cell>
          <table:table-cell table:formula="of:=[.E99]/[.$B$1]*2^[.$B$5]" office:value-type="float" office:value="32091.0371436604" calcext:value-type="float">
            <text:p>32091,0371436604</text:p>
          </table:table-cell>
        </table:table-row>
        <table:table-row table:style-name="ro1">
          <table:table-cell table:formula="of:=[.A99]/1.07177346253629" office:value-type="float" office:value="10466.537720081" calcext:value-type="float">
            <text:p>1,05E+04</text:p>
          </table:table-cell>
          <table:table-cell table:formula="of:=1/[.A100]*100000000" office:value-type="float" office:value="9554.25783333688" calcext:value-type="float">
            <text:p>9554,25783333688</text:p>
          </table:table-cell>
          <table:table-cell table:formula="of:=1/(1/[.A100]+1/[.$B$3])" office:value-type="float" office:value="9474.84906841465" calcext:value-type="float">
            <text:p>9474,84906841465</text:p>
          </table:table-cell>
          <table:table-cell table:formula="of:=[.$B$1]/([.$B$2]*2+[.C100])" office:value-type="float" office:value="0.00000164222010617842" calcext:value-type="float">
            <text:p>1,64222010617842E-06</text:p>
          </table:table-cell>
          <table:table-cell table:formula="of:=[.$B$4]*([.D100]*[.C100])+1.5" office:value-type="float" office:value="1.6089185135021" calcext:value-type="float">
            <text:p>1,6089185135021</text:p>
          </table:table-cell>
          <table:table-cell table:formula="of:=[.E100]/[.$B$1]*2^[.$B$5]" office:value-type="float" office:value="31952.1465760222" calcext:value-type="float">
            <text:p>31952,1465760222</text:p>
          </table:table-cell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16T16:32:11.307000000</meta:creation-date>
    <dc:date>2022-09-16T22:37:50.078000000</dc:date>
    <meta:editing-duration>PT5H35M6S</meta:editing-duration>
    <meta:editing-cycles>3</meta:editing-cycles>
    <meta:generator>LibreOffice/6.3.5.2$Windows_X86_64 LibreOffice_project/dd0751754f11728f69b42ee2af66670068624673</meta:generator>
    <meta:document-statistic meta:table-count="1" meta:cell-count="55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Tabelle1.F11:Tabelle1.F100 Tabelle1.B10:Tabelle1.B100" chart:data-source-has-labels="row" svg:x="0.319cm" svg:y="0.18cm" svg:width="13.54cm" svg:height="8.645cm">
          <chartooo:coordinate-region svg:x="1.311cm" svg:y="0.38cm" svg:width="11.89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11:Tabelle1.B100" chart:label-cell-address="Tabelle1.B10:Tabelle1.B10" chart:class="chart:scatter">
            <chart:domain table:cell-range-address="Tabelle1.F11:Tabelle1.F100"/>
            <chart:data-point chart:repeated="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EC</text:p>
                <draw:g>
                  <svg:desc>Tabelle1.B10:Tabelle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26.1002548853">
                <text:p>51226.1002548853</text:p>
                <draw:g>
                  <svg:desc>Tabelle1.F11:Tabelle1.F100</svg:desc>
                </draw:g>
              </table:table-cell>
              <table:table-cell office:value-type="float" office:value="20">
                <text:p>20</text:p>
                <draw:g>
                  <svg:desc>Tabelle1.B11:Tabelle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197.3797498931">
                <text:p>51197.3797498931</text:p>
              </table:table-cell>
              <table:table-cell office:value-type="float" office:value="21.4354692507259">
                <text:p>21.4354692507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166.6831930829">
                <text:p>51166.6831930829</text:p>
              </table:table-cell>
              <table:table-cell office:value-type="float" office:value="22.9739670999407">
                <text:p>22.9739670999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133.8810214555">
                <text:p>51133.8810214555</text:p>
              </table:table-cell>
              <table:table-cell office:value-type="float" office:value="24.6228882668983">
                <text:p>24.6228882668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098.8361022541">
                <text:p>51098.8361022541</text:p>
              </table:table-cell>
              <table:table-cell office:value-type="float" office:value="26.3901582154579">
                <text:p>26.3901582154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61.4034259596">
                <text:p>51061.4034259596</text:p>
              </table:table-cell>
              <table:table-cell office:value-type="float" office:value="28.2842712474619">
                <text:p>28.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021.4298078599">
                <text:p>51021.4298078599</text:p>
              </table:table-cell>
              <table:table-cell office:value-type="float" office:value="30.314331330208">
                <text:p>30.314331330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978.7536024006">
                <text:p>50978.7536024006</text:p>
              </table:table-cell>
              <table:table-cell office:value-type="float" office:value="32.4900958542494">
                <text:p>32.4900958542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933.2044351663">
                <text:p>50933.2044351663</text:p>
              </table:table-cell>
              <table:table-cell office:value-type="float" office:value="34.822022531845">
                <text:p>34.822022531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884.602958042">
                <text:p>50884.602958042</text:p>
              </table:table-cell>
              <table:table-cell office:value-type="float" office:value="37.3213196614723">
                <text:p>37.3213196614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832.7606338616">
                <text:p>50832.76063386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777.4795576646">
                <text:p>50777.4795576646</text:p>
              </table:table-cell>
              <table:table-cell office:value-type="float" office:value="42.8709385014517">
                <text:p>42.8709385014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718.5523225531">
                <text:p>50718.5523225531</text:p>
              </table:table-cell>
              <table:table-cell office:value-type="float" office:value="45.9479341998814">
                <text:p>45.9479341998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655.7619390476">
                <text:p>50655.7619390476</text:p>
              </table:table-cell>
              <table:table-cell office:value-type="float" office:value="49.2457765337966">
                <text:p>49.24577653379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588.8818177972">
                <text:p>50588.8818177972</text:p>
              </table:table-cell>
              <table:table-cell office:value-type="float" office:value="52.7803164309157">
                <text:p>52.7803164309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517.6758264642">
                <text:p>50517.6758264642</text:p>
              </table:table-cell>
              <table:table-cell office:value-type="float" office:value="56.5685424949238">
                <text:p>56.5685424949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441.8984325839">
                <text:p>50441.8984325839</text:p>
              </table:table-cell>
              <table:table-cell office:value-type="float" office:value="60.6286626604159">
                <text:p>60.6286626604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361.2949451576">
                <text:p>50361.2949451576</text:p>
              </table:table-cell>
              <table:table-cell office:value-type="float" office:value="64.9801917084988">
                <text:p>64.9801917084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275.6018686479">
                <text:p>50275.6018686479</text:p>
              </table:table-cell>
              <table:table-cell office:value-type="float" office:value="69.6440450636899">
                <text:p>69.64404506368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184.5473838773">
                <text:p>50184.5473838773</text:p>
              </table:table-cell>
              <table:table-cell office:value-type="float" office:value="74.6426393229446">
                <text:p>74.6426393229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87.8519710378">
                <text:p>50087.85197103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85.2291905548">
                <text:p>49985.2291905548</text:p>
              </table:table-cell>
              <table:table-cell office:value-type="float" office:value="85.7418770029034">
                <text:p>85.74187700290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876.3866378551">
                <text:p>49876.3866378551</text:p>
              </table:table-cell>
              <table:table-cell office:value-type="float" office:value="91.8958683997628">
                <text:p>91.8958683997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761.0270881026">
                <text:p>49761.0270881026</text:p>
              </table:table-cell>
              <table:table-cell office:value-type="float" office:value="98.4915530675933">
                <text:p>98.49155306759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638.8498466149">
                <text:p>49638.8498466149</text:p>
              </table:table-cell>
              <table:table-cell office:value-type="float" office:value="105.560632861831">
                <text:p>105.5606328618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509.55231988">
                <text:p>49509.55231988</text:p>
              </table:table-cell>
              <table:table-cell office:value-type="float" office:value="113.137084989848">
                <text:p>113.1370849898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372.8318207791">
                <text:p>49372.8318207791</text:p>
              </table:table-cell>
              <table:table-cell office:value-type="float" office:value="121.257325320832">
                <text:p>121.257325320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228.387619694">
                <text:p>49228.387619694</text:p>
              </table:table-cell>
              <table:table-cell office:value-type="float" office:value="129.960383416998">
                <text:p>129.960383416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075.9232505661">
                <text:p>49075.9232505661</text:p>
              </table:table-cell>
              <table:table-cell office:value-type="float" office:value="139.28809012738">
                <text:p>139.28809012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915.1490775851">
                <text:p>48915.1490775851</text:p>
              </table:table-cell>
              <table:table-cell office:value-type="float" office:value="149.285278645889">
                <text:p>149.285278645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745.7851239669">
                <text:p>48745.785123966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567.5641591665">
                <text:p>48567.5641591665</text:p>
              </table:table-cell>
              <table:table-cell office:value-type="float" office:value="171.483754005807">
                <text:p>171.4837540058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380.2350348414">
                <text:p>48380.2350348414</text:p>
              </table:table-cell>
              <table:table-cell office:value-type="float" office:value="183.791736799525">
                <text:p>183.791736799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183.56625294">
                <text:p>48183.56625294</text:p>
              </table:table-cell>
              <table:table-cell office:value-type="float" office:value="196.983106135186">
                <text:p>196.983106135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977.3497414704">
                <text:p>47977.3497414704</text:p>
              </table:table-cell>
              <table:table-cell office:value-type="float" office:value="211.121265723663">
                <text:p>211.121265723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761.4048049092">
                <text:p>47761.4048049092</text:p>
              </table:table-cell>
              <table:table-cell office:value-type="float" office:value="226.274169979695">
                <text:p>226.2741699796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535.582206975">
                <text:p>47535.582206975</text:p>
              </table:table-cell>
              <table:table-cell office:value-type="float" office:value="242.514650641663">
                <text:p>242.514650641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299.7683338323">
                <text:p>47299.7683338323</text:p>
              </table:table-cell>
              <table:table-cell office:value-type="float" office:value="259.920766833995">
                <text:p>259.9207668339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053.8893759742">
                <text:p>47053.8893759742</text:p>
              </table:table-cell>
              <table:table-cell office:value-type="float" office:value="278.576180254759">
                <text:p>278.5761802547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797.9154574065">
                <text:p>46797.9154574065</text:p>
              </table:table-cell>
              <table:table-cell office:value-type="float" office:value="298.570557291778">
                <text:p>298.5705572917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531.8646317187">
                <text:p>46531.864631718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255.8066566407">
                <text:p>46255.8066566407</text:p>
              </table:table-cell>
              <table:table-cell office:value-type="float" office:value="342.967508011613">
                <text:p>342.9675080116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969.8664522514">
                <text:p>45969.8664522514</text:p>
              </table:table-cell>
              <table:table-cell office:value-type="float" office:value="367.583473599051">
                <text:p>367.5834735990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674.2271436395">
                <text:p>45674.2271436395</text:p>
              </table:table-cell>
              <table:table-cell office:value-type="float" office:value="393.966212270373">
                <text:p>393.966212270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369.132587041">
                <text:p>45369.132587041</text:p>
              </table:table-cell>
              <table:table-cell office:value-type="float" office:value="422.242531447326">
                <text:p>422.242531447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54.8892797576">
                <text:p>45054.8892797576</text:p>
              </table:table-cell>
              <table:table-cell office:value-type="float" office:value="452.54833995939">
                <text:p>452.548339959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731.867558907">
                <text:p>44731.867558907</text:p>
              </table:table-cell>
              <table:table-cell office:value-type="float" office:value="485.029301283327">
                <text:p>485.0293012833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400.5020025441">
                <text:p>44400.5020025441</text:p>
              </table:table-cell>
              <table:table-cell office:value-type="float" office:value="519.84153366799">
                <text:p>519.841533667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061.2909590775">
                <text:p>44061.2909590775</text:p>
              </table:table-cell>
              <table:table-cell office:value-type="float" office:value="557.152360509519">
                <text:p>557.152360509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714.7951471272">
                <text:p>43714.7951471272</text:p>
              </table:table-cell>
              <table:table-cell office:value-type="float" office:value="597.141114583556">
                <text:p>597.141114583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361.6352877891">
                <text:p>43361.6352877891</text:p>
              </table:table-cell>
              <table:table-cell office:value-type="float" office:value="639.999999999999">
                <text:p>639.9999999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002.4887542169">
                <text:p>43002.4887542169</text:p>
              </table:table-cell>
              <table:table-cell office:value-type="float" office:value="685.935016023227">
                <text:p>685.935016023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638.0852488089">
                <text:p>42638.0852488089</text:p>
              </table:table-cell>
              <table:table-cell office:value-type="float" office:value="735.166947198101">
                <text:p>735.166947198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269.2015452214">
                <text:p>42269.2015452214</text:p>
              </table:table-cell>
              <table:table-cell office:value-type="float" office:value="787.932424540745">
                <text:p>787.9324245407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896.6553598514">
                <text:p>41896.6553598514</text:p>
              </table:table-cell>
              <table:table-cell office:value-type="float" office:value="844.485062894651">
                <text:p>844.4850628946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521.298444195">
                <text:p>41521.298444195</text:p>
              </table:table-cell>
              <table:table-cell office:value-type="float" office:value="905.096679918779">
                <text:p>905.0966799187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144.0090143656">
                <text:p>41144.0090143656</text:p>
              </table:table-cell>
              <table:table-cell office:value-type="float" office:value="970.058602566653">
                <text:p>970.058602566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765.6836558761">
                <text:p>40765.6836558761</text:p>
              </table:table-cell>
              <table:table-cell office:value-type="float" office:value="1039.68306733598">
                <text:p>1039.68306733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387.2288594624">
                <text:p>40387.2288594624</text:p>
              </table:table-cell>
              <table:table-cell office:value-type="float" office:value="1114.30472101904">
                <text:p>1114.304721019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009.5523563629">
                <text:p>40009.5523563629</text:p>
              </table:table-cell>
              <table:table-cell office:value-type="float" office:value="1194.28222916711">
                <text:p>1194.282229167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633.5544284042">
                <text:p>39633.554428404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260.1193691185">
                <text:p>39260.1193691185</text:p>
              </table:table-cell>
              <table:table-cell office:value-type="float" office:value="1371.87003204645">
                <text:p>1371.870032046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890.1072668839">
                <text:p>38890.1072668839</text:p>
              </table:table-cell>
              <table:table-cell office:value-type="float" office:value="1470.3338943962">
                <text:p>1470.33389439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524.3462700145">
                <text:p>38524.3462700145</text:p>
              </table:table-cell>
              <table:table-cell office:value-type="float" office:value="1575.86484908149">
                <text:p>1575.86484908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163.6254774042">
                <text:p>38163.6254774042</text:p>
              </table:table-cell>
              <table:table-cell office:value-type="float" office:value="1688.9701257893">
                <text:p>1688.97012578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808.6885775865">
                <text:p>37808.6885775865</text:p>
              </table:table-cell>
              <table:table-cell office:value-type="float" office:value="1810.19335983756">
                <text:p>1810.19335983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460.2283349489">
                <text:p>37460.2283349489</text:p>
              </table:table-cell>
              <table:table-cell office:value-type="float" office:value="1940.11720513331">
                <text:p>1940.117205133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118.8819954907">
                <text:p>37118.8819954907</text:p>
              </table:table-cell>
              <table:table-cell office:value-type="float" office:value="2079.36613467196">
                <text:p>2079.366134671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785.2276571573">
                <text:p>36785.2276571573</text:p>
              </table:table-cell>
              <table:table-cell office:value-type="float" office:value="2228.60944203807">
                <text:p>2228.609442038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459.7816225964">
                <text:p>36459.7816225964</text:p>
              </table:table-cell>
              <table:table-cell office:value-type="float" office:value="2388.56445833422">
                <text:p>2388.56445833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142.9967262654">
                <text:p>36142.9967262654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835.2616040999">
                <text:p>35835.2616040999</text:p>
              </table:table-cell>
              <table:table-cell office:value-type="float" office:value="2743.74006409291">
                <text:p>2743.740064092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536.9008531858">
                <text:p>35536.9008531858</text:p>
              </table:table-cell>
              <table:table-cell office:value-type="float" office:value="2940.6677887924">
                <text:p>2940.66778879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248.1760115973">
                <text:p>35248.1760115973</text:p>
              </table:table-cell>
              <table:table-cell office:value-type="float" office:value="3151.72969816298">
                <text:p>3151.72969816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69.28727507">
                <text:p>34969.28727507</text:p>
              </table:table-cell>
              <table:table-cell office:value-type="float" office:value="3377.9402515786">
                <text:p>3377.94025157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700.3758575878">
                <text:p>34700.3758575878</text:p>
              </table:table-cell>
              <table:table-cell office:value-type="float" office:value="3620.38671967512">
                <text:p>3620.386719675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441.526897172">
                <text:p>34441.526897172</text:p>
              </table:table-cell>
              <table:table-cell office:value-type="float" office:value="3880.23441026661">
                <text:p>3880.234410266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192.7728059317">
                <text:p>34192.7728059317</text:p>
              </table:table-cell>
              <table:table-cell office:value-type="float" office:value="4158.73226934392">
                <text:p>4158.732269343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54.0969643837">
                <text:p>33954.0969643837</text:p>
              </table:table-cell>
              <table:table-cell office:value-type="float" office:value="4457.21888407615">
                <text:p>4457.21888407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725.4376637315">
                <text:p>33725.4376637315</text:p>
              </table:table-cell>
              <table:table-cell office:value-type="float" office:value="4777.12891666844">
                <text:p>4777.128916668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506.6922056874">
                <text:p>33506.6922056874</text:p>
              </table:table-cell>
              <table:table-cell office:value-type="float" office:value="5119.99999999999">
                <text:p>5119.9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297.7210770216">
                <text:p>33297.7210770216</text:p>
              </table:table-cell>
              <table:table-cell office:value-type="float" office:value="5487.48012818581">
                <text:p>5487.480128185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098.3521248049">
                <text:p>33098.3521248049</text:p>
              </table:table-cell>
              <table:table-cell office:value-type="float" office:value="5881.33557758481">
                <text:p>5881.335577584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908.3846678163">
                <text:p>32908.3846678163</text:p>
              </table:table-cell>
              <table:table-cell office:value-type="float" office:value="6303.45939632596">
                <text:p>6303.459396325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727.5934893857">
                <text:p>32727.5934893857</text:p>
              </table:table-cell>
              <table:table-cell office:value-type="float" office:value="6755.8805031572">
                <text:p>6755.88050315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555.732666678">
                <text:p>32555.732666678</text:p>
              </table:table-cell>
              <table:table-cell office:value-type="float" office:value="7240.77343935023">
                <text:p>7240.773439350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392.539200803">
                <text:p>32392.539200803</text:p>
              </table:table-cell>
              <table:table-cell office:value-type="float" office:value="7760.46882053322">
                <text:p>7760.468820533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237.7364209332">
                <text:p>32237.7364209332</text:p>
              </table:table-cell>
              <table:table-cell office:value-type="float" office:value="8317.46453868783">
                <text:p>8317.464538687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091.0371436604">
                <text:p>32091.0371436604</text:p>
              </table:table-cell>
              <table:table-cell office:value-type="float" office:value="8914.43776815229">
                <text:p>8914.437768152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952.1465760222">
                <text:p>31952.1465760222</text:p>
              </table:table-cell>
              <table:table-cell office:value-type="float" office:value="9554.25783333688">
                <text:p>9554.25783333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